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imetype" manifest:media-type="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835in"/>
    </style:style>
    <style:style style:name="co2" style:family="table-column">
      <style:table-column-properties fo:break-before="auto" style:column-width="1.0165in"/>
    </style:style>
    <style:style style:name="co3" style:family="table-column">
      <style:table-column-properties fo:break-before="auto" style:column-width="1.1008in"/>
    </style:style>
    <style:style style:name="co4" style:family="table-column">
      <style:table-column-properties fo:break-before="auto" style:column-width="1.3264in"/>
    </style:style>
    <style:style style:name="co5" style:family="table-column">
      <style:table-column-properties fo:break-before="auto" style:column-width="0.9335in"/>
    </style:style>
    <style:style style:name="co6" style:family="table-column">
      <style:table-column-properties fo:break-before="auto" style:column-width="1.7555in"/>
    </style:style>
    <style:style style:name="co7" style:family="table-column">
      <style:table-column-properties fo:break-before="auto" style:column-width="1.672in"/>
    </style:style>
    <style:style style:name="co8" style:family="table-column">
      <style:table-column-properties fo:break-before="auto" style:column-width="1.7437in"/>
    </style:style>
    <style:style style:name="co9" style:family="table-column">
      <style:table-column-properties fo:break-before="auto" style:column-width="0.9102in"/>
    </style:style>
    <style:style style:name="co10" style:family="table-column">
      <style:table-column-properties fo:break-before="auto" style:column-width="2.6209in"/>
    </style:style>
    <style:style style:name="co11" style:family="table-column">
      <style:table-column-properties fo:break-before="auto" style:column-width="1.7866in"/>
    </style:style>
    <style:style style:name="co12" style:family="table-column">
      <style:table-column-properties fo:break-before="auto" style:column-width="1.5362in"/>
    </style:style>
    <style:style style:name="co13" style:family="table-column">
      <style:table-column-properties fo:break-before="auto" style:column-width="1.4772in"/>
    </style:style>
    <style:style style:name="co14" style:family="table-column">
      <style:table-column-properties fo:break-before="auto" style:column-width="0.548in"/>
    </style:style>
    <style:style style:name="co15" style:family="table-column">
      <style:table-column-properties fo:break-before="auto" style:column-width="1.2744in"/>
    </style:style>
    <style:style style:name="co16" style:family="table-column">
      <style:table-column-properties fo:break-before="auto" style:column-width="1.6673in"/>
    </style:style>
    <style:style style:name="co17" style:family="table-column">
      <style:table-column-properties fo:break-before="auto" style:column-width="1.3646in"/>
    </style:style>
    <style:style style:name="co18" style:family="table-column">
      <style:table-column-properties fo:break-before="auto" style:column-width="0.2717in"/>
    </style:style>
    <style:style style:name="co19" style:family="table-column">
      <style:table-column-properties fo:break-before="auto" style:column-width="0.3138in"/>
    </style:style>
    <style:style style:name="co20" style:family="table-column">
      <style:table-column-properties fo:break-before="auto" style:column-width="0.9882in"/>
    </style:style>
    <style:style style:name="co21" style:family="table-column">
      <style:table-column-properties fo:break-before="auto" style:column-width="1.1193in"/>
    </style:style>
    <style:style style:name="co22" style:family="table-column">
      <style:table-column-properties fo:break-before="auto" style:column-width="0.889in"/>
    </style:style>
    <style:style style:name="co23" style:family="table-column">
      <style:table-column-properties fo:break-before="auto" style:column-width="3.2in"/>
    </style:style>
    <style:style style:name="co24" style:family="table-column">
      <style:table-column-properties fo:break-before="auto" style:column-width="0.8528in"/>
    </style:style>
    <style:style style:name="co25" style:family="table-column">
      <style:table-column-properties fo:break-before="auto" style:column-width="3.1091in"/>
    </style:style>
    <style:style style:name="co26" style:family="table-column">
      <style:table-column-properties fo:break-before="auto" style:column-width="2.3945in"/>
    </style:style>
    <style:style style:name="co27" style:family="table-column">
      <style:table-column-properties fo:break-before="auto" style:column-width="0.7646in"/>
    </style:style>
    <style:style style:name="co28" style:family="table-column">
      <style:table-column-properties fo:break-before="auto" style:column-width="0.7535in"/>
    </style:style>
    <style:style style:name="co29" style:family="table-column">
      <style:table-column-properties fo:break-before="auto" style:column-width="0.5602in"/>
    </style:style>
    <style:style style:name="co30" style:family="table-column">
      <style:table-column-properties fo:break-before="auto" style:column-width="0.8283in"/>
    </style:style>
    <style:style style:name="co31" style:family="table-column">
      <style:table-column-properties fo:break-before="auto" style:column-width="0.9in"/>
    </style:style>
    <style:style style:name="co32" style:family="table-column">
      <style:table-column-properties fo:break-before="auto" style:column-width="0.9047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99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text-style style:name="N100">
      <number:text-content/>
    </number:text-style>
    <style:style style:name="ce123" style:family="table-cell" style:parent-style-name="transparent_5f_crypto">
      <style:table-cell-properties fo:background-color="transparent"/>
    </style:style>
    <style:style style:name="ce162" style:family="table-cell" style:parent-style-name="header_5f_default">
      <style:table-cell-properties fo:background-color="transparent"/>
      <style:text-properties fo:font-weight="normal" style:font-weight-asian="normal" style:font-weight-complex="normal"/>
    </style:style>
    <style:style style:name="ce163" style:family="table-cell" style:parent-style-name="Default">
      <style:table-cell-properties fo:background-color="#ffffff"/>
    </style:style>
    <style:style style:name="ce164" style:family="table-cell" style:parent-style-name="header_5f_default">
      <style:table-cell-properties fo:background-color="transparent"/>
    </style:style>
    <style:style style:name="ce165" style:family="table-cell" style:parent-style-name="Default">
      <style:table-cell-properties fo:background-color="transparent"/>
    </style:style>
    <style:style style:name="ce166" style:family="table-cell" style:parent-style-name="transparent_5f_default">
      <style:table-cell-properties fo:background-color="transparent"/>
    </style:style>
    <style:style style:name="ce168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9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4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5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7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8" style:family="table-cell" style:parent-style-name="transparent_5f_crypto">
      <style:table-cell-properties fo:background-color="transparent"/>
      <style:text-properties style:font-name="Liberation Sans"/>
    </style:style>
    <style:style style:name="ce179" style:family="table-cell" style:parent-style-name="transparent_5f_border_5f_crypto">
      <style:table-cell-properties fo:background-color="transparent" fo:border="none"/>
      <style:text-properties style:font-name="Liberation Sans"/>
    </style:style>
    <style:style style:name="ce180" style:family="table-cell" style:parent-style-name="Default">
      <style:table-cell-properties fo:background-color="transparent"/>
      <style:text-properties style:font-name="Liberation Sans"/>
    </style:style>
    <style:style style:name="ce181" style:family="table-cell" style:parent-style-name="Default">
      <style:text-properties style:font-name="Liberation Sans"/>
    </style:style>
    <style:style style:name="ce182" style:family="table-cell" style:parent-style-name="transparent_5f_default">
      <style:table-cell-properties fo:background-color="transparent"/>
      <style:text-properties style:font-name="Liberation Sans"/>
    </style:style>
    <style:style style:name="ce183" style:family="table-cell" style:parent-style-name="transparent_5f_default">
      <style:table-cell-properties fo:background-color="transparent" fo:border="none"/>
      <style:text-properties style:font-name="Liberation Sans"/>
    </style:style>
    <style:style style:name="ce184" style:family="table-cell" style:parent-style-name="transparent_5f_border_5f_default">
      <style:table-cell-properties fo:background-color="transparent" fo:border="none"/>
      <style:text-properties style:font-name="Liberation Sans"/>
    </style:style>
    <style:style style:name="ce24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86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87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8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9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90" style:family="table-cell" style:parent-style-name="acquired_5f_lot_5f_default" style:data-style-name="N36">
      <style:table-cell-properties fo:background-color="transparent" fo:border="none"/>
      <style:text-properties style:font-name="Liberation Sans"/>
    </style:style>
    <style:style style:name="ce191" style:family="table-cell" style:parent-style-name="acquired_5f_lot_5f_alt_5f_default" style:data-style-name="N36">
      <style:table-cell-properties fo:background-color="transparent" fo:border="none"/>
      <style:text-properties style:font-name="Liberation Sans"/>
    </style:style>
    <style:style style:name="ce192" style:family="table-cell" style:parent-style-name="acquired_5f_lot_5f_border_5f_default">
      <style:table-cell-properties fo:background-color="transparent" fo:border="none"/>
      <style:text-properties style:font-name="Liberation Sans"/>
    </style:style>
    <style:style style:name="ce193" style:family="table-cell" style:parent-style-name="acquired_5f_lot_5f_default">
      <style:table-cell-properties fo:background-color="transparent"/>
      <style:text-properties style:font-name="Liberation Sans"/>
    </style:style>
    <style:style style:name="ce194" style:family="table-cell" style:parent-style-name="acquired_5f_lot_5f_alt_5f_default">
      <style:table-cell-properties fo:background-color="transparent"/>
      <style:text-properties style:font-name="Liberation Sans"/>
    </style:style>
    <style:style style:name="ce195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Liberation Sans"/>
    </style:style>
    <style:style style:name="ce196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/>
    </style:style>
    <style:style style:name="ce197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98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9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0" style:family="table-cell" style:parent-style-name="taxable_5f_event_5f_default">
      <style:table-cell-properties fo:background-color="transparent"/>
      <style:text-properties style:font-name="Liberation Sans"/>
    </style:style>
    <style:style style:name="ce201" style:family="table-cell" style:parent-style-name="taxable_5f_event_5f_alt_5f_default">
      <style:table-cell-properties fo:background-color="transparent" fo:border="none"/>
      <style:text-properties style:font-name="Liberation Sans"/>
    </style:style>
    <style:style style:name="ce202" style:family="table-cell" style:parent-style-name="taxable_5f_event_5f_default">
      <style:table-cell-properties fo:background-color="transparent" fo:border="none"/>
      <style:text-properties style:font-name="Liberation Sans"/>
    </style:style>
    <style:style style:name="ce203" style:family="table-cell" style:parent-style-name="taxable_5f_event_5f_border_5f_default">
      <style:table-cell-properties fo:background-color="transparent" fo:border="none"/>
      <style:text-properties style:font-name="Liberation Sans"/>
    </style:style>
    <style:style style:name="ce204" style:family="table-cell" style:parent-style-name="taxable_5f_event_5f_alt_5f_default">
      <style:table-cell-properties fo:background-color="transparent"/>
      <style:text-properties style:font-name="Liberation Sans"/>
    </style:style>
    <style:style style:name="ce44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06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07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08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09" style:family="table-cell" style:parent-style-name="highlighted_5f_fiat">
      <style:table-cell-properties fo:background-color="transparent"/>
      <style:text-properties style:font-name="Liberation Sans"/>
    </style:style>
    <style:style style:name="ce21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11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12" style:family="table-cell" style:parent-style-name="highlighted_5f_fiat">
      <style:table-cell-properties fo:background-color="transparent" fo:border="none"/>
      <style:text-properties style:font-name="Liberation Sans"/>
    </style:style>
    <style:style style:name="ce213" style:family="table-cell" style:parent-style-name="highlighted_5f_border_5f_fiat">
      <style:table-cell-properties fo:background-color="transparent" fo:border="none"/>
      <style:text-properties style:font-name="Liberation Sans"/>
    </style:style>
    <style:style style:name="ce214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15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1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17" style:family="table-cell" style:parent-style-name="Default">
      <style:table-cell-properties fo:background-color="transparent" fo:border="none"/>
      <style:text-properties style:font-name="Liberation Sans"/>
    </style:style>
    <style:style style:name="ce57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219" style:family="table-cell" style:parent-style-name="Default">
      <style:table-cell-properties fo:border-bottom="none" fo:background-color="#ffffff" fo:border-left="none" fo:border-right="0.06pt solid #000000" fo:border-top="none"/>
      <style:text-properties style:font-name="Liberation Sans" fo:font-weight="bold" style:font-weight-asian="bold" style:font-weight-complex="bold"/>
    </style:style>
    <style:style style:name="ce220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21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22" style:family="table-cell" style:parent-style-name="Default">
      <style:table-cell-properties fo:background-color="transparent" fo:border="none"/>
      <style:text-properties style:font-name="Liberation Sans" fo:font-weight="bold" style:font-weight-asian="bold" style:font-weight-complex="bold"/>
    </style:style>
    <style:style style:name="ce223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24" style:family="table-cell" style:parent-style-name="Default">
      <style:table-cell-properties fo:border-bottom="none" fo:background-color="#ffffff" fo:border-left="0.06pt solid #000000" fo:border-right="none" fo:border-top="none"/>
      <style:text-properties style:font-name="Liberation Sans" fo:font-weight="bold" style:font-weight-asian="bold" style:font-weight-complex="bold"/>
    </style:style>
    <style:style style:name="ce225" style:family="table-cell" style:parent-style-name="transparent_5f_fiat">
      <style:table-cell-properties fo:background-color="transparent"/>
      <style:text-properties style:font-name="Liberation Sans"/>
    </style:style>
    <style:style style:name="ce226" style:family="table-cell" style:parent-style-name="transparent_5f_fiat">
      <style:table-cell-properties fo:background-color="transparent" fo:border="none"/>
      <style:text-properties style:font-name="Liberation Sans"/>
    </style:style>
    <style:style style:name="ce227" style:family="table-cell" style:parent-style-name="transparent_5f_border_5f_fiat">
      <style:table-cell-properties fo:background-color="transparent" fo:border="none"/>
      <style:text-properties style:font-name="Liberation Sans"/>
    </style:style>
    <style:style style:name="ce67" style:family="table-cell" style:parent-style-name="Default">
      <style:table-cell-properties fo:background-color="#ffffff" fo:border="none"/>
      <style:text-properties style:font-name="Liberation Sans"/>
    </style:style>
    <style:style style:name="ce228" style:family="table-cell" style:parent-style-name="Default">
      <style:table-cell-properties fo:background-color="#ffffff" fo:border="none"/>
      <style:text-properties style:font-name="Liberation Sans"/>
    </style:style>
    <style:style style:name="ce229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30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231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32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34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/>
    </style:style>
    <style:style style:name="ce235" style:family="table-cell" style:parent-style-name="taxable_5f_even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237" style:family="table-cell" style:parent-style-name="taxable_5f_event_5f_al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238" style:family="table-cell" style:parent-style-name="taxable_5f_event_5f_border_5f_default">
      <style:table-cell-properties style:text-align-source="fix" style:repeat-content="false" fo:background-color="transparent" fo:border="none"/>
      <style:paragraph-properties fo:text-align="start" fo:margin-left="0.139in"/>
      <style:text-properties style:font-name="Liberation Sans"/>
    </style:style>
    <style:style style:name="ce77" style:family="table-cell" style:parent-style-name="Default">
      <style:table-cell-properties fo:background-color="#ffffff"/>
      <style:text-properties style:font-name="Liberation Sans"/>
    </style:style>
    <style:style style:name="ce239" style:family="table-cell" style:parent-style-name="Default">
      <style:table-cell-properties fo:background-color="#ffffff"/>
      <style:text-properties style:font-name="Liberation Sans"/>
    </style:style>
    <style:style style:name="ce242" style:family="table-cell" style:parent-style-name="Default">
      <style:table-cell-properties fo:background-color="#b2b2b2" fo:border="none"/>
      <style:text-properties style:font-name="Liberation Sans"/>
    </style:style>
    <style:style style:name="ce243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244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/>
    </style:style>
    <style:style style:name="ce245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24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/>
    </style:style>
    <style:style style:name="ce248" style:family="table-cell" style:parent-style-name="acquired_5f_lot_5f_note_5f_border_5f_default">
      <style:table-cell-properties fo:background-color="transparent" fo:border="none"/>
      <style:text-properties style:font-name="Liberation Sans"/>
    </style:style>
    <style:style style:name="ce258" style:family="table-cell" style:parent-style-name="acquired_5f_lot_5f_note_5f_default">
      <style:table-cell-properties fo:background-color="transparent"/>
      <style:text-properties style:font-name="Liberation Sans"/>
    </style:style>
    <style:style style:name="ce86" style:family="table-cell" style:parent-style-name="Default">
      <style:table-cell-properties fo:background-color="#b2b2b2"/>
      <style:text-properties style:font-name="Liberation Sans"/>
    </style:style>
    <style:style style:name="ce269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278" style:family="table-cell" style:parent-style-name="taxable_5f_event_5f_note_5f_border_5f_default" style:data-style-name="N100">
      <style:table-cell-properties fo:background-color="transparent" fo:border="none"/>
      <style:text-properties style:font-name="Liberation Sans"/>
    </style:style>
    <style:style style:name="ce283" style:family="table-cell" style:parent-style-name="taxable_5f_event_5f_note_5f_default" style:data-style-name="N100">
      <style:table-cell-properties fo:background-color="transparent"/>
      <style:text-properties style:font-name="Liberation Sans"/>
    </style:style>
    <style:style style:name="ce284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6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/>
    </style:style>
    <style:style style:name="ce28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12" style:family="table-cell" style:parent-style-name="Default">
      <style:table-cell-properties fo:background-color="transparent"/>
      <style:text-properties style:font-name="Liberation Sans" fo:font-weight="normal" style:font-weight-asian="normal" style:font-weight-complex="normal"/>
    </style:style>
    <style:style style:name="ce314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36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37" style:family="table-cell" style:parent-style-name="taxable_5f_event_5f_fiat">
      <style:table-cell-properties fo:background-color="transparent"/>
      <style:text-properties style:font-name="Liberation Sans"/>
    </style:style>
    <style:style style:name="ce338" style:family="table-cell" style:parent-style-name="taxable_5f_event_5f_alt_5f_fiat">
      <style:table-cell-properties fo:background-color="transparent"/>
      <style:text-properties style:font-name="Liberation Sans"/>
    </style:style>
    <style:style style:name="ce339" style:family="table-cell" style:parent-style-name="taxable_5f_event_5f_border_5f_fiat">
      <style:table-cell-properties fo:background-color="transparent" fo:border="none"/>
      <style:text-properties style:font-name="Liberation Sans"/>
    </style:style>
    <style:style style:name="ce340" style:family="table-cell" style:parent-style-name="Default">
      <style:text-properties style:font-name="Liberation Sans" fo:font-weight="normal" style:font-weight-asian="normal" style:font-weight-complex="normal"/>
    </style:style>
    <style:style style:name="ce341" style:family="table-cell" style:parent-style-name="taxable_5f_event_5f_note_5f_default">
      <style:table-cell-properties fo:background-color="transparent"/>
      <style:text-properties style:font-name="Liberation Sans"/>
    </style:style>
    <style:style style:name="ce342" style:family="table-cell" style:parent-style-name="taxable_5f_event_5f_note_5f_border_5f_default">
      <style:table-cell-properties fo:background-color="transparent" fo:border="none"/>
      <style:text-properties style:font-name="Liberation Sans"/>
    </style:style>
    <style:style style:name="ce343" style:family="table-cell" style:parent-style-name="acquired_5f_lot_5f_border_5f_percent">
      <style:table-cell-properties fo:background-color="transparent" fo:border="none"/>
      <style:text-properties style:font-name="Liberation Sans"/>
    </style:style>
    <style:style style:name="ce344" style:family="table-cell" style:parent-style-name="acquired_5f_lot_5f_percent">
      <style:table-cell-properties fo:background-color="transparent"/>
      <style:text-properties style:font-name="Liberation Sans"/>
    </style:style>
    <style:style style:name="ce345" style:family="table-cell" style:parent-style-name="acquired_5f_lot_5f_alt_5f_percent">
      <style:table-cell-properties fo:background-color="transparent"/>
      <style:text-properties style:font-name="Liberation Sans"/>
    </style:style>
    <style:style style:name="ce346" style:family="table-cell" style:parent-style-name="acquired_5f_lot_5f_border_5f_fiat">
      <style:table-cell-properties fo:background-color="transparent" fo:border="none"/>
      <style:text-properties style:font-name="Liberation Sans"/>
    </style:style>
    <style:style style:name="ce347" style:family="table-cell" style:parent-style-name="acquired_5f_lot_5f_fiat">
      <style:table-cell-properties fo:background-color="transparent"/>
      <style:text-properties style:font-name="Liberation Sans"/>
    </style:style>
    <style:style style:name="ce348" style:family="table-cell" style:parent-style-name="acquired_5f_lot_5f_alt_5f_fiat">
      <style:table-cell-properties fo:background-color="transparent"/>
      <style:text-properties style:font-name="Liberation Sans"/>
    </style:style>
    <style:style style:name="ce349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50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1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2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53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54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55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56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57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1.528in"/>
      <style:text-properties style:font-name="Liberation Sans"/>
    </style:style>
    <style:style style:name="ce358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in"/>
      <style:text-properties style:font-name="Liberation Sans"/>
    </style:style>
    <style:style style:name="ce359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/>
    </style:style>
    <style:style style:name="ce360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361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Liberation Sans"/>
    </style:style>
    <style:style style:name="ce362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Legend" table:style-name="ta1">
        <table:table-column table:style-name="co10" table:default-cell-style-name="ce164"/>
        <table:table-column table:style-name="co11" table:default-cell-style-name="ce165"/>
        <table:table-column table:style-name="co12" table:default-cell-style-name="Default"/>
        <table:table-row table:style-name="ro1">
          <table:table-cell table:style-name="title_5f_default" office:value-type="string" calcext:value-type="string">
            <text:p>Crypto US Tax Report</text:p>
          </table:table-cell>
          <table:table-cell table:style-name="Default"/>
          <table:table-cell/>
        </table:table-row>
        <table:table-row table:style-name="ro2">
          <table:table-cell table:style-name="ce162" office:value-type="string" calcext:value-type="string">
            <text:p>This report contains crypto gain/losses, collected in different sheets, one per transaction category (capital gains, interest, wages, etc.). It uses the format of form 8949.</text:p>
          </table:table-cell>
          <table:table-cell table:style-name="Default"/>
          <table:table-cell/>
        </table:table-row>
        <table:table-row table:style-name="ro2">
          <table:table-cell table:style-name="ce162" office:value-type="string" calcext:value-type="string">
            <text:p>Additional details, like balances, in/out lot relationships and more can be found in the rp2_full_report.ods file.</text:p>
          </table:table-cell>
          <table:table-cell table:style-name="ce166"/>
          <table:table-cell/>
        </table:table-row>
        <table:table-row table:style-name="ro2">
          <table:table-cell table:style-name="ce162"/>
          <table:table-cell table:style-name="ce166"/>
          <table:table-cell/>
        </table:table-row>
        <table:table-row table:style-name="ro2">
          <table:table-cell table:style-name="header_5f_default" office:value-type="string" calcext:value-type="string">
            <text:p>Accounting Method</text:p>
          </table:table-cell>
          <table:table-cell table:style-name="transparent_default" office:value-type="string">
            <text:p>1970-&gt;2020:FIFO, 2021:LIFO, 2022:HIFO, 2023:FIFO</text:p>
          </table:table-cell>
          <table:table-cell/>
        </table:table-row>
        <table:table-row table:style-name="ro2">
          <table:table-cell table:style-name="header_5f_default" office:value-type="string" calcext:value-type="string">
            <text:p>From Date Filter</text:p>
          </table:table-cell>
          <table:table-cell table:style-name="transparent_default" office:value-type="string">
            <text:p>non-specified</text:p>
          </table:table-cell>
          <table:table-cell/>
        </table:table-row>
        <table:table-row table:style-name="ro2">
          <table:table-cell table:style-name="header_5f_default" office:value-type="string" calcext:value-type="string">
            <text:p>To Date Filter</text:p>
          </table:table-cell>
          <table:table-cell table:style-name="transparent_default" office:value-type="string">
            <text:p>non-specified</text:p>
          </table:table-cell>
          <table:table-cell/>
        </table:table-row>
        <table:table-row table:style-name="ro2">
          <table:table-cell table:style-name="ce163"/>
          <table:table-cell table:style-name="Default"/>
          <table:table-cell/>
        </table:table-row>
        <table:table-row table:style-name="ro3">
          <table:table-cell table:style-name="header_5f_default" office:value-type="string" calcext:value-type="string">
            <text:p>Sheets / Transaction Categories</text:p>
          </table:table-cell>
          <table:table-cell table:style-name="ce162" office:value-type="string" calcext:value-type="string">
            <text:p>Airdrops</text:p>
          </table:table-cell>
          <table:table-cell/>
        </table:table-row>
        <table:table-row table:style-name="ro2">
          <table:table-cell table:style-name="header_5f_default"/>
          <table:table-cell table:style-name="ce162" office:value-type="string" calcext:value-type="string">
            <text:p>Capital Gains</text:p>
          </table:table-cell>
          <table:table-cell/>
        </table:table-row>
        <table:table-row table:style-name="ro2">
          <table:table-cell table:style-name="header_5f_default"/>
          <table:table-cell table:style-name="ce162" office:value-type="string" calcext:value-type="string">
            <text:p>Donations</text:p>
          </table:table-cell>
          <table:table-cell/>
        </table:table-row>
        <table:table-row table:style-name="ro2">
          <table:table-cell table:style-name="header_5f_default"/>
          <table:table-cell table:style-name="ce162" office:value-type="string" calcext:value-type="string">
            <text:p>Gifts</text:p>
          </table:table-cell>
          <table:table-cell/>
        </table:table-row>
        <table:table-row table:style-name="ro3">
          <table:table-cell table:style-name="header_5f_default"/>
          <table:table-cell table:style-name="ce162" office:value-type="string" calcext:value-type="string">
            <text:p>Hard Forks</text:p>
          </table:table-cell>
          <table:table-cell/>
        </table:table-row>
        <table:table-row table:style-name="ro2">
          <table:table-cell table:style-name="header_5f_default"/>
          <table:table-cell table:style-name="ce162" office:value-type="string" calcext:value-type="string">
            <text:p>Interest</text:p>
          </table:table-cell>
          <table:table-cell/>
        </table:table-row>
        <table:table-row table:style-name="ro2">
          <table:table-cell table:style-name="header_5f_default"/>
          <table:table-cell table:style-name="ce162" office:value-type="string" calcext:value-type="string">
            <text:p>Investment Expenses</text:p>
          </table:table-cell>
          <table:table-cell/>
        </table:table-row>
        <table:table-row table:style-name="ro2">
          <table:table-cell table:style-name="header_5f_default"/>
          <table:table-cell table:style-name="ce162" office:value-type="string" calcext:value-type="string">
            <text:p>Mining</text:p>
          </table:table-cell>
          <table:table-cell/>
        </table:table-row>
        <table:table-row table:style-name="ro2">
          <table:table-cell table:style-name="header_5f_default"/>
          <table:table-cell table:style-name="ce162" office:value-type="string" calcext:value-type="string">
            <text:p>Staking</text:p>
          </table:table-cell>
          <table:table-cell/>
        </table:table-row>
        <table:table-row table:style-name="ro2">
          <table:table-cell table:style-name="header_5f_default"/>
          <table:table-cell table:style-name="ce162" office:value-type="string" calcext:value-type="string">
            <text:p>Wages</text:p>
          </table:table-cell>
          <table:table-cell/>
        </table:table-row>
        <table:table-row table:style-name="ro2">
          <table:table-cell table:style-name="Default"/>
          <table:table-cell table:style-name="ce166"/>
          <table:table-cell/>
        </table:table-row>
        <table:table-row table:style-name="ro2">
          <table:table-cell table:style-name="header_5f_default" office:value-type="string" calcext:value-type="string">
            <text:p>Conventions</text:p>
          </table:table-cell>
          <table:table-cell table:style-name="taxable_5f_event_5f_note_5f_border_5f_default" office:value-type="string" calcext:value-type="string">
            <text:p>Information related to sold lots / taxable events is in blue</text:p>
          </table:table-cell>
          <table:table-cell/>
        </table:table-row>
        <table:table-row table:style-name="ro2">
          <table:table-cell table:style-name="header_5f_default"/>
          <table:table-cell table:style-name="acquired_5f_lot_5f_note_5f_default" office:value-type="string" calcext:value-type="string">
            <text:p>Information related to acquired lots / taxable events is in purple</text:p>
          </table:table-cell>
          <table:table-cell/>
        </table:table-row>
        <table:table-row table:style-name="ro3">
          <table:table-cell/>
          <table:table-cell table:style-name="ce166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66"/>
          <table:table-cell/>
        </table:table-row>
        <table:table-row table:style-name="ro3">
          <table:table-cell/>
          <table:table-cell table:style-name="ce166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66"/>
          <table:table-cell/>
        </table:table-row>
        <table:table-row table:style-name="ro3">
          <table:table-cell/>
          <table:table-cell table:style-name="ce166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66"/>
          <table:table-cell/>
        </table:table-row>
        <table:table-row table:style-name="ro2">
          <table:table-cell/>
          <table:table-cell table:style-name="ce166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66"/>
          <table:table-cell/>
        </table:table-row>
        <table:table-row table:style-name="ro2">
          <table:table-cell/>
          <table:table-cell table:style-name="ce166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66"/>
          <table:table-cell/>
        </table:table-row>
        <table:table-row table:style-name="ro2">
          <table:table-cell/>
          <table:table-cell table:style-name="ce166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66"/>
          <table:table-cell/>
        </table:table-row>
        <table:table-row table:style-name="ro2">
          <table:table-cell/>
          <table:table-cell table:style-name="ce166"/>
          <table:table-cell/>
        </table:table-row>
        <table:table-row table:style-name="ro2">
          <table:table-cell/>
          <table:table-cell table:style-name="ce166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 table:style-name="ce165"/>
          <table:table-cell/>
          <table:table-cell/>
        </table:table-row>
        <table:table-row table:style-name="ro2">
          <table:table-cell table:style-name="ce165"/>
          <table:table-cell/>
          <table:table-cell/>
        </table:table-row>
      </table:table>
      <table:table table:name="Capital Gains" table:style-name="ta1">
        <table:table-column table:style-name="co13" table:default-cell-style-name="ce181"/>
        <table:table-column table:style-name="co14" table:default-cell-style-name="ce181"/>
        <table:table-column table:style-name="co15" table:default-cell-style-name="ce181"/>
        <table:table-column table:style-name="co16" table:default-cell-style-name="ce181"/>
        <table:table-column table:style-name="co12" table:default-cell-style-name="ce181"/>
        <table:table-column table:style-name="co17" table:default-cell-style-name="ce181"/>
        <table:table-column table:style-name="co18" table:default-cell-style-name="ce180"/>
        <table:table-column table:style-name="co19" table:default-cell-style-name="ce180"/>
        <table:table-column table:style-name="co20" table:default-cell-style-name="ce181"/>
        <table:table-column table:style-name="co21" table:default-cell-style-name="ce181"/>
        <table:table-column table:style-name="co23" table:default-cell-style-name="ce181"/>
        <table:table-column table:style-name="co31" table:default-cell-style-name="ce181"/>
        <table:table-column table:style-name="co23" table:default-cell-style-name="ce181"/>
        <table:table-column table:style-name="co31" table:default-cell-style-name="ce181"/>
        <table:table-column table:style-name="co32" table:default-cell-style-name="ce181"/>
        <table:table-column table:style-name="co25" table:default-cell-style-name="ce181"/>
        <table:table-column table:style-name="co26" table:default-cell-style-name="ce181"/>
        <table:table-column table:style-name="co9" table:default-cell-style-name="ce181"/>
        <table:table-column table:style-name="co27" table:default-cell-style-name="ce181"/>
        <table:table-column table:style-name="co28" table:default-cell-style-name="ce181"/>
        <table:table-column table:style-name="co29" table:default-cell-style-name="ce181"/>
        <table:table-column table:style-name="co9" table:default-cell-style-name="ce181"/>
        <table:table-column table:style-name="co30" table:default-cell-style-name="ce181"/>
        <table:table-column table:style-name="co9" table:default-cell-style-name="ce181"/>
        <table:table-row table:style-name="ro4">
          <table:table-cell table:style-name="ce168" office:value-type="string" calcext:value-type="string" table:number-columns-spanned="9" table:number-rows-spanned="1">
            <text:p>Crypto Capital Gains</text:p>
          </table:table-cell>
          <table:covered-table-cell table:style-name="ce9"/>
          <table:covered-table-cell table:style-name="ce24"/>
          <table:covered-table-cell table:style-name="ce10"/>
          <table:covered-table-cell table:style-name="ce44"/>
          <table:covered-table-cell table:style-name="ce44"/>
          <table:covered-table-cell table:style-name="ce44"/>
          <table:covered-table-cell table:style-name="ce57"/>
          <table:covered-table-cell table:style-name="ce57"/>
          <table:table-cell table:style-name="ce67"/>
          <table:table-cell table:style-name="ce7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69" table:number-columns-spanned="9" table:number-rows-spanned="1"/>
          <table:covered-table-cell table:style-name="ce9"/>
          <table:covered-table-cell table:style-name="ce24"/>
          <table:covered-table-cell table:style-name="ce10"/>
          <table:covered-table-cell table:style-name="ce44"/>
          <table:covered-table-cell table:style-name="ce44"/>
          <table:covered-table-cell table:style-name="ce44"/>
          <table:covered-table-cell table:style-name="ce57"/>
          <table:covered-table-cell table:style-name="ce57"/>
          <table:table-cell table:style-name="ce6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9"/>
          <table:table-cell table:style-name="ce9"/>
          <table:table-cell table:style-name="ce24"/>
          <table:table-cell table:style-name="ce10"/>
          <table:table-cell table:style-name="ce44"/>
          <table:table-cell table:style-name="ce44"/>
          <table:table-cell table:style-name="ce44"/>
          <table:table-cell table:style-name="ce57"/>
          <table:table-cell table:style-name="ce57"/>
          <table:table-cell table:style-name="ce6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9"/>
          <table:table-cell table:style-name="ce9"/>
          <table:table-cell table:style-name="ce349"/>
          <table:table-cell table:style-name="ce10"/>
          <table:table-cell table:style-name="ce352"/>
          <table:table-cell table:style-name="ce220"/>
          <table:table-cell table:style-name="ce44"/>
          <table:table-cell table:style-name="ce57"/>
          <table:table-cell table:style-name="ce224"/>
          <table:table-cell table:style-name="ce229" office:value-type="string" calcext:value-type="string" table:number-columns-spanned="7" table:number-rows-spanned="2">
            <text:p>Additional Transaction Information</text:p>
          </table:table-cell>
          <table:covered-table-cell table:style-name="ce242"/>
          <table:covered-table-cell table:style-name="ce242"/>
          <table:covered-table-cell table:style-name="ce86"/>
          <table:covered-table-cell table:style-name="ce86"/>
          <table:covered-table-cell table:style-name="ce86"/>
          <table:covered-table-cell table:style-name="ce8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0" office:value-type="string" calcext:value-type="string" table:number-columns-spanned="2" table:number-rows-spanned="1">
            <text:p>(a)</text:p>
          </table:table-cell>
          <table:covered-table-cell table:style-name="ce10"/>
          <table:table-cell table:style-name="ce349" office:value-type="string" calcext:value-type="string">
            <text:p>(b)</text:p>
          </table:table-cell>
          <table:table-cell table:style-name="ce10" office:value-type="string" calcext:value-type="string">
            <text:p>(c) </text:p>
          </table:table-cell>
          <table:table-cell table:style-name="ce349" office:value-type="string" calcext:value-type="string">
            <text:p>(d)</text:p>
          </table:table-cell>
          <table:table-cell table:style-name="ce186" office:value-type="string" calcext:value-type="string">
            <text:p>(e)</text:p>
          </table:table-cell>
          <table:table-cell table:style-name="ce355"/>
          <table:table-cell table:style-name="ce355"/>
          <table:table-cell table:style-name="ce197" office:value-type="string" calcext:value-type="string">
            <text:p>(h) </text:p>
          </table:table-cell>
          <table:covered-table-cell table:style-name="ce230"/>
          <table:covered-table-cell table:style-name="ce243"/>
          <table:covered-table-cell table:style-name="ce243"/>
          <table:covered-table-cell table:style-name="ce269"/>
          <table:covered-table-cell table:style-name="ce269"/>
          <table:covered-table-cell table:style-name="ce86"/>
          <table:covered-table-cell table:style-name="ce8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 office:value-type="string" calcext:value-type="string" table:number-columns-spanned="2" table:number-rows-spanned="1">
            <text:p>Description of property</text:p>
          </table:table-cell>
          <table:covered-table-cell table:style-name="ce11"/>
          <table:table-cell table:style-name="ce350" office:value-type="string" calcext:value-type="string">
            <text:p>Date acquired</text:p>
          </table:table-cell>
          <table:table-cell table:style-name="ce11" office:value-type="string" calcext:value-type="string">
            <text:p>Date sold or disposed of</text:p>
          </table:table-cell>
          <table:table-cell table:style-name="ce353" office:value-type="string" calcext:value-type="string">
            <text:p>Proceeds (sales price)</text:p>
          </table:table-cell>
          <table:table-cell table:style-name="ce214" office:value-type="string" calcext:value-type="string">
            <text:p>Cost or other basis.</text:p>
          </table:table-cell>
          <table:table-cell table:style-name="ce352" office:value-type="string" calcext:value-type="string">
            <text:p>(f)</text:p>
          </table:table-cell>
          <table:table-cell table:style-name="ce356" office:value-type="string" calcext:value-type="string">
            <text:p>(g)</text:p>
          </table:table-cell>
          <table:table-cell table:style-name="ce198" office:value-type="string" calcext:value-type="string">
            <text:p>Gain or (loss) </text:p>
          </table:table-cell>
          <table:table-cell table:style-name="ce231" office:value-type="string" calcext:value-type="string">
            <text:p>Transaction</text:p>
          </table:table-cell>
          <table:table-cell table:style-name="ce357" office:value-type="string" calcext:value-type="string" table:number-columns-spanned="2" table:number-rows-spanned="1">
            <text:p>Acquired lot fraction</text:p>
          </table:table-cell>
          <table:covered-table-cell table:style-name="ce359"/>
          <table:table-cell table:style-name="ce314" office:value-type="string" calcext:value-type="string" table:number-columns-spanned="2" table:number-rows-spanned="1">
            <text:p>Sold lot fraction</text:p>
          </table:table-cell>
          <table:covered-table-cell table:style-name="ce314"/>
          <table:table-cell table:style-name="ce284" office:value-type="string" calcext:value-type="string">
            <text:p>Capital </text:p>
          </table:table-cell>
          <table:table-cell table:style-name="ce314" office:value-type="string" calcext:value-type="string">
            <text:p>Date sold or disposed of</text:p>
          </table:table-cell>
          <table:table-cell table:style-name="ce340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" office:value-type="string" calcext:value-type="string" table:number-columns-spanned="2" table:number-rows-spanned="1">
            <text:p>(Example: 100 sh. XYZ Co.) </text:p>
          </table:table-cell>
          <table:covered-table-cell table:style-name="ce12"/>
          <table:table-cell table:style-name="ce351" office:value-type="string" calcext:value-type="string">
            <text:p>(Mo., day, yr.)</text:p>
          </table:table-cell>
          <table:table-cell table:style-name="ce12" office:value-type="string" calcext:value-type="string">
            <text:p>(Mo., day, yr.)</text:p>
          </table:table-cell>
          <table:table-cell table:style-name="ce354"/>
          <table:table-cell table:style-name="ce215"/>
          <table:table-cell table:style-name="ce354"/>
          <table:table-cell table:style-name="ce215"/>
          <table:table-cell table:style-name="ce208"/>
          <table:table-cell table:style-name="ce232" office:value-type="string" calcext:value-type="string">
            <text:p>Type</text:p>
          </table:table-cell>
          <table:table-cell table:style-name="ce358" office:value-type="string" calcext:value-type="string">
            <text:p>Description</text:p>
          </table:table-cell>
          <table:table-cell table:style-name="ce358" office:value-type="string" calcext:value-type="string">
            <text:p>Unique Id</text:p>
          </table:table-cell>
          <table:table-cell table:style-name="ce358" office:value-type="string" calcext:value-type="string">
            <text:p>Description</text:p>
          </table:table-cell>
          <table:table-cell table:style-name="ce358" office:value-type="string" calcext:value-type="string">
            <text:p>Unique Id</text:p>
          </table:table-cell>
          <table:table-cell table:style-name="ce289" office:value-type="string" calcext:value-type="string">
            <text:p>Gains Type</text:p>
          </table:table-cell>
          <table:table-cell table:style-name="ce336" office:value-type="string" calcext:value-type="string">
            <text:p>(full timestamp including time)</text:p>
          </table:table-cell>
          <table:table-cell table:style-name="ce340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border_crypto" office:value="0.8" office:value-type="float"/>
          <table:table-cell table:style-name="transparent_border_default" office:value-type="string">
            <text:p>B1</text:p>
          </table:table-cell>
          <table:table-cell table:style-name="acquired_lot_note_border_default" office:value-type="string">
            <text:p>01/01/2015</text:p>
          </table:table-cell>
          <table:table-cell table:style-name="taxable_event_note_border_default" office:value-type="string">
            <text:p>01/11/2020</text:p>
          </table:table-cell>
          <table:table-cell table:style-name="taxable_event_note_border_fiat" office:value="20000.0" office:value-type="float"/>
          <table:table-cell table:style-name="acquired_lot_note_border_fiat" office:value="10400.0" office:value-type="float"/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table:style-name="transparent_border_fiat" office:value="9600.0" office:value-type="float"/>
          <table:table-cell table:style-name="taxable_event_note_border_default" office:value-type="string">
            <text:p>OUT / SELL</text:p>
          </table:table-cell>
          <table:table-cell table:style-name="acquired_lot_note_border_default" office:value-type="string">
            <text:p>1/2: 0.80000000 of 1.00000000 B1</text:p>
          </table:table-cell>
          <table:table-cell table:style-name="acquired_lot_note_border_default" office:value-type="string">
            <text:p/>
          </table:table-cell>
          <table:table-cell table:style-name="taxable_event_note_border_default" office:value-type="string">
            <text:p>1/1: 0.80000000 of 0.80000000 B1</text:p>
          </table:table-cell>
          <table:table-cell table:style-name="taxable_event_note_border_default" office:value-type="string">
            <text:p/>
          </table:table-cell>
          <table:table-cell table:style-name="taxable_event_note_border_default" office:value-type="string">
            <text:p>LONG</text:p>
          </table:table-cell>
          <table:table-cell table:style-name="taxable_event_note_border_default" office:value-type="string">
            <text:p>2020-01-11 11:15:00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0.2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2/11/2020</text:p>
          </table:table-cell>
          <table:table-cell table:style-name="taxable_event_note_fiat" office:value="4200.0" office:value-type="float"/>
          <table:table-cell table:style-name="acquired_lot_note_fiat" office:value="26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1600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2/2: 0.20000000 of 1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2: 0.20000000 of 2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0-02-11 19:58:00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1.8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2/01/2015</text:p>
          </table:table-cell>
          <table:table-cell table:style-name="taxable_event_note_default" office:value-type="string">
            <text:p>02/11/2020</text:p>
          </table:table-cell>
          <table:table-cell table:style-name="taxable_event_note_fiat" office:value="37800.0" office:value-type="float"/>
          <table:table-cell table:style-name="acquired_lot_note_fiat" office:value="252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12600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/2: 1.80000000 of 2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2/2: 1.80000000 of 2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0-02-11 19:58:00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0.2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2/01/2015</text:p>
          </table:table-cell>
          <table:table-cell table:style-name="taxable_event_note_default" office:value-type="string">
            <text:p>06/11/2020</text:p>
          </table:table-cell>
          <table:table-cell table:style-name="taxable_event_note_fiat" office:value="4400.0" office:value-type="float"/>
          <table:table-cell table:style-name="acquired_lot_note_fiat" office:value="22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200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2/2: 0.20000000 of 3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2: 0.20000000 of 4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0-06-11 05:31:00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3.8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3/01/2015</text:p>
          </table:table-cell>
          <table:table-cell table:style-name="taxable_event_note_default" office:value-type="string">
            <text:p>06/11/2020</text:p>
          </table:table-cell>
          <table:table-cell table:style-name="taxable_event_note_fiat" office:value="83600.0" office:value-type="float"/>
          <table:table-cell table:style-name="acquired_lot_note_fiat" office:value="570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6600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/2: 3.80000000 of 4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2/2: 3.80000000 of 4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0-06-11 05:31:00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0.2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3/01/2015</text:p>
          </table:table-cell>
          <table:table-cell table:style-name="taxable_event_note_default" office:value-type="string">
            <text:p>06/11/2020</text:p>
          </table:table-cell>
          <table:table-cell table:style-name="taxable_event_note_fiat" office:value="4800.0" office:value-type="float"/>
          <table:table-cell table:style-name="acquired_lot_note_fiat" office:value="30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1800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2/2: 0.20000000 of 4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2: 0.20000000 of 5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0-06-11 05:31:00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4.8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5/01/2015</text:p>
          </table:table-cell>
          <table:table-cell table:style-name="taxable_event_note_default" office:value-type="string">
            <text:p>06/11/2020</text:p>
          </table:table-cell>
          <table:table-cell table:style-name="taxable_event_note_fiat" office:value="115200.0" office:value-type="float"/>
          <table:table-cell table:style-name="acquired_lot_note_fiat" office:value="576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57600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/1: 4.80000000 of 5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2/2: 4.80000000 of 5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0-06-11 05:31:00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0.8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5/01/2016</text:p>
          </table:table-cell>
          <table:table-cell table:style-name="taxable_event_note_default" office:value-type="string">
            <text:p>01/11/2021</text:p>
          </table:table-cell>
          <table:table-cell table:style-name="taxable_event_note_fiat" office:value="20000.0" office:value-type="float"/>
          <table:table-cell table:style-name="acquired_lot_note_fiat" office:value="968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10320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/3: 0.80000000 of 5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80000000 of 0.8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1-01-11 11:15:00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2.0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5/01/2016</text:p>
          </table:table-cell>
          <table:table-cell table:style-name="taxable_event_note_default" office:value-type="string">
            <text:p>02/11/2021</text:p>
          </table:table-cell>
          <table:table-cell table:style-name="taxable_event_note_fiat" office:value="42000.0" office:value-type="float"/>
          <table:table-cell table:style-name="acquired_lot_note_fiat" office:value="242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17800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2/3: 2.00000000 of 5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2.00000000 of 2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1-02-11 19:58:00+00:00</text:p>
          </table:table-cell>
          <table:table-cell table:style-name="ce341"/>
          <table:table-cell table:style-name="ce180"/>
          <table:table-cell table:style-name="ce193"/>
          <table:table-cell table:style-name="ce193"/>
          <table:table-cell table:style-name="ce193"/>
          <table:table-cell table:style-name="ce180"/>
          <table:table-cell table:style-name="ce193"/>
          <table:table-cell table:style-name="ce180"/>
          <table:table-cell/>
        </table:table-row>
        <table:table-row table:style-name="ro2">
          <table:table-cell table:style-name="transparent_crypto" office:value="3.2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3/01/2016</text:p>
          </table:table-cell>
          <table:table-cell table:style-name="taxable_event_note_default" office:value-type="string">
            <text:p>06/11/2021</text:p>
          </table:table-cell>
          <table:table-cell table:style-name="taxable_event_note_fiat" office:value="70400.0" office:value-type="float"/>
          <table:table-cell table:style-name="acquired_lot_note_fiat" office:value="48320.0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22080.0" office:value-type="float"/>
          <table:table-cell table:style-name="taxable_event_note_default" office:value-type="string">
            <text:p>OUT / SELL</text:p>
          </table:table-cell>
          <table:table-cell office:value-type="string" table:style-name="acquired_lot_note_default">
            <text:p>2/2: 3.20000000 of 4.00000000 B1</text:p>
          </table:table-cell>
          <table:table-cell office:value-type="string" table:style-name="acquired_lot_note_default">
            <text:p/>
          </table:table-cell>
          <table:table-cell office:value-type="string" table:style-name="taxable_event_note_default">
            <text:p>1/2: 3.20000000 of 4.00000000 B1</text:p>
          </table:table-cell>
          <table:table-cell office:value-type="string" table:style-name="taxable_event_note_default">
            <text:p/>
          </table:table-cell>
          <table:table-cell office:value-type="string" table:style-name="taxable_event_note_default">
            <text:p>LONG</text:p>
          </table:table-cell>
          <table:table-cell office:value-type="string" table:style-name="taxable_event_note_default">
            <text:p>2021-06-11 05:31:00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8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2/01/2016</text:p>
          </table:table-cell>
          <table:table-cell table:style-name="taxable_event_note_default" office:value-type="string">
            <text:p>06/11/2021</text:p>
          </table:table-cell>
          <table:table-cell table:style-name="taxable_event_note_fiat" office:value="17600.0" office:value-type="float"/>
          <table:table-cell table:style-name="acquired_lot_note_fiat" office:value="8880.0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8720.0" office:value-type="float"/>
          <table:table-cell table:style-name="taxable_event_note_default" office:value-type="string">
            <text:p>OUT / SELL</text:p>
          </table:table-cell>
          <table:table-cell office:value-type="string" table:style-name="acquired_lot_note_default">
            <text:p>1/2: 0.80000000 of 3.00000000 B1</text:p>
          </table:table-cell>
          <table:table-cell office:value-type="string" table:style-name="acquired_lot_note_default">
            <text:p/>
          </table:table-cell>
          <table:table-cell office:value-type="string" table:style-name="taxable_event_note_default">
            <text:p>2/2: 0.80000000 of 4.00000000 B1</text:p>
          </table:table-cell>
          <table:table-cell office:value-type="string" table:style-name="taxable_event_note_default">
            <text:p/>
          </table:table-cell>
          <table:table-cell office:value-type="string" table:style-name="taxable_event_note_default">
            <text:p>LONG</text:p>
          </table:table-cell>
          <table:table-cell office:value-type="string" table:style-name="taxable_event_note_default">
            <text:p>2021-06-11 05:31:00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2.2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2/01/2016</text:p>
          </table:table-cell>
          <table:table-cell table:style-name="taxable_event_note_default" office:value-type="string">
            <text:p>06/11/2021</text:p>
          </table:table-cell>
          <table:table-cell table:style-name="taxable_event_note_fiat" office:value="52800.0" office:value-type="float"/>
          <table:table-cell table:style-name="acquired_lot_note_fiat" office:value="24420.0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28380.0" office:value-type="float"/>
          <table:table-cell table:style-name="taxable_event_note_default" office:value-type="string">
            <text:p>OUT / SELL</text:p>
          </table:table-cell>
          <table:table-cell office:value-type="string" table:style-name="acquired_lot_note_default">
            <text:p>2/2: 2.20000000 of 3.00000000 B1</text:p>
          </table:table-cell>
          <table:table-cell office:value-type="string" table:style-name="acquired_lot_note_default">
            <text:p/>
          </table:table-cell>
          <table:table-cell office:value-type="string" table:style-name="taxable_event_note_default">
            <text:p>1/3: 2.20000000 of 5.00000000 B1</text:p>
          </table:table-cell>
          <table:table-cell office:value-type="string" table:style-name="taxable_event_note_default">
            <text:p/>
          </table:table-cell>
          <table:table-cell office:value-type="string" table:style-name="taxable_event_note_default">
            <text:p>LONG</text:p>
          </table:table-cell>
          <table:table-cell office:value-type="string" table:style-name="taxable_event_note_default">
            <text:p>2021-06-11 05:31:00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2.0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2/01/2016</text:p>
          </table:table-cell>
          <table:table-cell table:style-name="taxable_event_note_default" office:value-type="string">
            <text:p>06/11/2021</text:p>
          </table:table-cell>
          <table:table-cell table:style-name="taxable_event_note_fiat" office:value="48000.0" office:value-type="float"/>
          <table:table-cell table:style-name="acquired_lot_note_fiat" office:value="28200.0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19800.0" office:value-type="float"/>
          <table:table-cell table:style-name="taxable_event_note_default" office:value-type="string">
            <text:p>OUT / SELL</text:p>
          </table:table-cell>
          <table:table-cell office:value-type="string" table:style-name="acquired_lot_note_default">
            <text:p>1/1: 2.00000000 of 2.00000000 B1</text:p>
          </table:table-cell>
          <table:table-cell office:value-type="string" table:style-name="acquired_lot_note_default">
            <text:p/>
          </table:table-cell>
          <table:table-cell office:value-type="string" table:style-name="taxable_event_note_default">
            <text:p>2/3: 2.00000000 of 5.00000000 B1</text:p>
          </table:table-cell>
          <table:table-cell office:value-type="string" table:style-name="taxable_event_note_default">
            <text:p/>
          </table:table-cell>
          <table:table-cell office:value-type="string" table:style-name="taxable_event_note_default">
            <text:p>LONG</text:p>
          </table:table-cell>
          <table:table-cell office:value-type="string" table:style-name="taxable_event_note_default">
            <text:p>2021-06-11 05:31:00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8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6</text:p>
          </table:table-cell>
          <table:table-cell table:style-name="taxable_event_note_default" office:value-type="string">
            <text:p>06/11/2021</text:p>
          </table:table-cell>
          <table:table-cell table:style-name="taxable_event_note_fiat" office:value="19200.0" office:value-type="float"/>
          <table:table-cell table:style-name="acquired_lot_note_fiat" office:value="10480.0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8720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/1: 0.80000000 of 1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3/3: 0.80000000 of 5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1-06-11 05:31:00+00:00</text:p>
          </table:table-cell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border_crypto" office:value="0.9" office:value-type="float"/>
          <table:table-cell table:style-name="transparent_border_default" office:value-type="string">
            <text:p>B2</text:p>
          </table:table-cell>
          <table:table-cell table:style-name="acquired_lot_note_border_default" office:value-type="string">
            <text:p>01/01/2015</text:p>
          </table:table-cell>
          <table:table-cell table:style-name="taxable_event_note_border_default" office:value-type="string">
            <text:p>01/11/2020</text:p>
          </table:table-cell>
          <table:table-cell table:style-name="taxable_event_note_border_fiat" office:value="22500.0" office:value-type="float"/>
          <table:table-cell table:style-name="acquired_lot_note_border_fiat" office:value="11700.0" office:value-type="float"/>
          <table:table-cell table:style-name="transparent_border_default" office:value-type="string">
            <text:p/>
          </table:table-cell>
          <table:table-cell table:style-name="transparent_border_default" office:value-type="string">
            <text:p/>
          </table:table-cell>
          <table:table-cell table:style-name="transparent_border_fiat" office:value="10800.0" office:value-type="float"/>
          <table:table-cell table:style-name="taxable_event_note_border_default" office:value-type="string">
            <text:p>OUT / SELL</text:p>
          </table:table-cell>
          <table:table-cell table:style-name="acquired_lot_note_border_default" office:value-type="string">
            <text:p>1/2: 0.90000000 of 1.00000000 B2</text:p>
          </table:table-cell>
          <table:table-cell table:style-name="acquired_lot_note_border_default" office:value-type="string">
            <text:p/>
          </table:table-cell>
          <table:table-cell table:style-name="taxable_event_note_border_default" office:value-type="string">
            <text:p>1/1: 0.90000000 of 0.90000000 B2</text:p>
          </table:table-cell>
          <table:table-cell table:style-name="taxable_event_note_border_default" office:value-type="string">
            <text:p/>
          </table:table-cell>
          <table:table-cell table:style-name="taxable_event_note_border_default" office:value-type="string">
            <text:p>LONG</text:p>
          </table:table-cell>
          <table:table-cell table:style-name="taxable_event_note_border_default" office:value-type="string">
            <text:p>2020-01-11 11:15:00+00:00</text:p>
          </table:table-cell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1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2/11/2020</text:p>
          </table:table-cell>
          <table:table-cell table:style-name="taxable_event_note_fiat" office:value="2100.0" office:value-type="float"/>
          <table:table-cell table:style-name="acquired_lot_note_fiat" office:value="1300.0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800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2/2: 0.10000000 of 1.00000000 B2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2: 0.10000000 of 2.00000000 B2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0-02-11 19:58:00+00:00</text:p>
          </table:table-cell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1.9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2/01/2015</text:p>
          </table:table-cell>
          <table:table-cell table:style-name="taxable_event_note_default" office:value-type="string">
            <text:p>02/11/2020</text:p>
          </table:table-cell>
          <table:table-cell table:style-name="taxable_event_note_fiat" office:value="39900.0" office:value-type="float"/>
          <table:table-cell table:style-name="acquired_lot_note_fiat" office:value="26600.0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13300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/2: 1.90000000 of 2.00000000 B2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2/2: 1.90000000 of 2.00000000 B2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0-02-11 19:58:00+00:00</text:p>
          </table:table-cell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1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2/01/2015</text:p>
          </table:table-cell>
          <table:table-cell table:style-name="taxable_event_note_default" office:value-type="string">
            <text:p>06/11/2020</text:p>
          </table:table-cell>
          <table:table-cell table:style-name="taxable_event_note_fiat" office:value="2200.0" office:value-type="float"/>
          <table:table-cell table:style-name="acquired_lot_note_fiat" office:value="1100.0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1100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2/2: 0.10000000 of 3.00000000 B2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2: 0.10000000 of 4.00000000 B2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0-06-11 05:31:00+00:00</text:p>
          </table:table-cell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3.9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3/01/2015</text:p>
          </table:table-cell>
          <table:table-cell table:style-name="taxable_event_note_default" office:value-type="string">
            <text:p>06/11/2020</text:p>
          </table:table-cell>
          <table:table-cell table:style-name="taxable_event_note_fiat" office:value="85800.0" office:value-type="float"/>
          <table:table-cell table:style-name="acquired_lot_note_fiat" office:value="58500.0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27300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/2: 3.90000000 of 4.00000000 B2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2/2: 3.90000000 of 4.00000000 B2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0-06-11 05:31:00+00:00</text:p>
          </table:table-cell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1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3/01/2015</text:p>
          </table:table-cell>
          <table:table-cell table:style-name="taxable_event_note_default" office:value-type="string">
            <text:p>06/11/2020</text:p>
          </table:table-cell>
          <table:table-cell table:style-name="taxable_event_note_fiat" office:value="2400.0" office:value-type="float"/>
          <table:table-cell table:style-name="acquired_lot_note_fiat" office:value="1500.0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900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2/2: 0.10000000 of 4.00000000 B2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2: 0.10000000 of 5.00000000 B2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0-06-11 05:31:00+00:00</text:p>
          </table:table-cell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4.9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5/01/2015</text:p>
          </table:table-cell>
          <table:table-cell table:style-name="taxable_event_note_default" office:value-type="string">
            <text:p>06/11/2020</text:p>
          </table:table-cell>
          <table:table-cell table:style-name="taxable_event_note_fiat" office:value="117600.0" office:value-type="float"/>
          <table:table-cell table:style-name="acquired_lot_note_fiat" office:value="58800.0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58800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/2: 4.90000000 of 5.00000000 B2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2/2: 4.90000000 of 5.00000000 B2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0-06-11 05:31:00+00:00</text:p>
          </table:table-cell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9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5/01/2018</text:p>
          </table:table-cell>
          <table:table-cell table:style-name="taxable_event_note_default" office:value-type="string">
            <text:p>01/11/2021</text:p>
          </table:table-cell>
          <table:table-cell table:style-name="taxable_event_note_fiat" office:value="22500.0" office:value-type="float"/>
          <table:table-cell table:style-name="acquired_lot_note_fiat" office:value="10800.0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11700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/3: 0.90000000 of 5.00000000 B2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90000000 of 0.90000000 B2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1-01-11 11:15:00+00:00</text:p>
          </table:table-cell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2.0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5/01/2018</text:p>
          </table:table-cell>
          <table:table-cell table:style-name="taxable_event_note_default" office:value-type="string">
            <text:p>02/11/2021</text:p>
          </table:table-cell>
          <table:table-cell table:style-name="taxable_event_note_fiat" office:value="42000.0" office:value-type="float"/>
          <table:table-cell table:style-name="acquired_lot_note_fiat" office:value="24000.0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18000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2/3: 2.00000000 of 5.00000000 B2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2.00000000 of 2.00000000 B2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1-02-11 19:58:00+00:00</text:p>
          </table:table-cell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3.1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3/01/2018</text:p>
          </table:table-cell>
          <table:table-cell table:style-name="taxable_event_note_default" office:value-type="string">
            <text:p>06/11/2021</text:p>
          </table:table-cell>
          <table:table-cell table:style-name="taxable_event_note_fiat" office:value="68200.0" office:value-type="float"/>
          <table:table-cell table:style-name="acquired_lot_note_fiat" office:value="46500.0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21700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2/2: 3.10000000 of 4.00000000 B2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2: 3.10000000 of 4.00000000 B2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1-06-11 05:31:00+00:00</text:p>
          </table:table-cell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9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2/01/2018</text:p>
          </table:table-cell>
          <table:table-cell table:style-name="taxable_event_note_default" office:value-type="string">
            <text:p>06/11/2021</text:p>
          </table:table-cell>
          <table:table-cell table:style-name="taxable_event_note_fiat" office:value="19800.0" office:value-type="float"/>
          <table:table-cell table:style-name="acquired_lot_note_fiat" office:value="9900.0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9900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/2: 0.90000000 of 3.00000000 B2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2/2: 0.90000000 of 4.00000000 B2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1-06-11 05:31:00+00:00</text:p>
          </table:table-cell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2.1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2/01/2018</text:p>
          </table:table-cell>
          <table:table-cell table:style-name="taxable_event_note_default" office:value-type="string">
            <text:p>06/11/2021</text:p>
          </table:table-cell>
          <table:table-cell table:style-name="taxable_event_note_fiat" office:value="50400.0" office:value-type="float"/>
          <table:table-cell table:style-name="acquired_lot_note_fiat" office:value="23100.0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27300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2/2: 2.10000000 of 3.00000000 B2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3: 2.10000000 of 5.00000000 B2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1-06-11 05:31:00+00:00</text:p>
          </table:table-cell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2.0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2/01/2018</text:p>
          </table:table-cell>
          <table:table-cell table:style-name="taxable_event_note_default" office:value-type="string">
            <text:p>06/11/2021</text:p>
          </table:table-cell>
          <table:table-cell table:style-name="taxable_event_note_fiat" office:value="48000.0" office:value-type="float"/>
          <table:table-cell table:style-name="acquired_lot_note_fiat" office:value="28000.0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20000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/1: 2.00000000 of 2.00000000 B2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2/3: 2.00000000 of 5.00000000 B2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1-06-11 05:31:00+00:00</text:p>
          </table:table-cell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9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1/01/2018</text:p>
          </table:table-cell>
          <table:table-cell table:style-name="taxable_event_note_default" office:value-type="string">
            <text:p>06/11/2021</text:p>
          </table:table-cell>
          <table:table-cell table:style-name="taxable_event_note_fiat" office:value="21600.0" office:value-type="float"/>
          <table:table-cell table:style-name="acquired_lot_note_fiat" office:value="11700.0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9900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/2: 0.90000000 of 1.00000000 B2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3/3: 0.90000000 of 5.00000000 B2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1-06-11 05:31:00+00:00</text:p>
          </table:table-cell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9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3/01/2016</text:p>
          </table:table-cell>
          <table:table-cell table:style-name="taxable_event_note_default" office:value-type="string">
            <text:p>01/11/2022</text:p>
          </table:table-cell>
          <table:table-cell table:style-name="taxable_event_note_fiat" office:value="22500.0" office:value-type="float"/>
          <table:table-cell table:style-name="acquired_lot_note_fiat" office:value="13500.0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9000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/3: 0.90000000 of 4.00000000 B2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90000000 of 0.90000000 B2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2-01-11 11:15:00+00:00</text:p>
          </table:table-cell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2.0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3/01/2016</text:p>
          </table:table-cell>
          <table:table-cell table:style-name="taxable_event_note_default" office:value-type="string">
            <text:p>02/11/2022</text:p>
          </table:table-cell>
          <table:table-cell table:style-name="taxable_event_note_fiat" office:value="42000.0" office:value-type="float"/>
          <table:table-cell table:style-name="acquired_lot_note_fiat" office:value="30000.0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12000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2/3: 2.00000000 of 4.00000000 B2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2.00000000 of 2.00000000 B2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2-02-11 19:58:00+00:00</text:p>
          </table:table-cell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2.1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3/01/2017</text:p>
          </table:table-cell>
          <table:table-cell table:style-name="taxable_event_note_default" office:value-type="string">
            <text:p>06/11/2022</text:p>
          </table:table-cell>
          <table:table-cell table:style-name="taxable_event_note_fiat" office:value="46200.0" office:value-type="float"/>
          <table:table-cell table:style-name="acquired_lot_note_fiat" office:value="31500.0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14700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2/2: 2.10000000 of 4.00000000 B2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2: 2.10000000 of 4.00000000 B2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2-06-11 05:31:00+00:00</text:p>
          </table:table-cell>
          <table:table-cell table:style-name="ce312"/>
          <table:table-cell table:style-name="ce312"/>
          <table:table-cell table:style-name="ce340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1.9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2/01/2016</text:p>
          </table:table-cell>
          <table:table-cell table:style-name="taxable_event_note_default" office:value-type="string">
            <text:p>06/11/2022</text:p>
          </table:table-cell>
          <table:table-cell table:style-name="taxable_event_note_fiat" office:value="41800.0" office:value-type="float"/>
          <table:table-cell table:style-name="acquired_lot_note_fiat" office:value="26600.0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15200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/2: 1.90000000 of 2.00000000 B2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2/2: 1.90000000 of 4.00000000 B2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2-06-11 05:31:00+00:00</text:p>
          </table:table-cell>
          <table:table-cell table:style-name="ce312"/>
          <table:table-cell table:style-name="ce312"/>
          <table:table-cell table:style-name="ce340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1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2/01/2016</text:p>
          </table:table-cell>
          <table:table-cell table:style-name="taxable_event_note_default" office:value-type="string">
            <text:p>06/11/2022</text:p>
          </table:table-cell>
          <table:table-cell table:style-name="taxable_event_note_fiat" office:value="2400.0" office:value-type="float"/>
          <table:table-cell table:style-name="acquired_lot_note_fiat" office:value="1400.0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1000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2/2: 0.10000000 of 2.00000000 B2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7: 0.10000000 of 5.00000000 B2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2-06-11 05:31:00+00:00</text:p>
          </table:table-cell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2.0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2/01/2017</text:p>
          </table:table-cell>
          <table:table-cell table:style-name="taxable_event_note_default" office:value-type="string">
            <text:p>06/11/2022</text:p>
          </table:table-cell>
          <table:table-cell table:style-name="taxable_event_note_fiat" office:value="48000.0" office:value-type="float"/>
          <table:table-cell table:style-name="acquired_lot_note_fiat" office:value="28000.0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20000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/1: 2.00000000 of 2.00000000 B2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2/7: 2.00000000 of 5.00000000 B2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2-06-11 05:31:00+00:00</text:p>
          </table:table-cell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1.0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1/01/2016</text:p>
          </table:table-cell>
          <table:table-cell table:style-name="taxable_event_note_default" office:value-type="string">
            <text:p>06/11/2022</text:p>
          </table:table-cell>
          <table:table-cell table:style-name="taxable_event_note_fiat" office:value="24000.0" office:value-type="float"/>
          <table:table-cell table:style-name="acquired_lot_note_fiat" office:value="13000.0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11000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/1: 1.00000000 of 1.00000000 B2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3/7: 1.00000000 of 5.00000000 B2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2-06-11 05:31:00+00:00</text:p>
          </table:table-cell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</table:table-row>
        <table:table-row table:style-name="ro2">
          <table:table-cell table:style-name="transparent_crypto" office:value="1.0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1/01/2017</text:p>
          </table:table-cell>
          <table:table-cell table:style-name="taxable_event_note_default" office:value-type="string">
            <text:p>06/11/2022</text:p>
          </table:table-cell>
          <table:table-cell table:style-name="taxable_event_note_fiat" office:value="24000.0" office:value-type="float"/>
          <table:table-cell table:style-name="acquired_lot_note_fiat" office:value="13000.0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11000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/1: 1.00000000 of 1.00000000 B2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4/7: 1.00000000 of 5.00000000 B2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2-06-11 05:31:00+00:00</text:p>
          </table:table-cell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</table:table-row>
        <table:table-row table:style-name="ro2">
          <table:table-cell table:style-name="transparent_crypto" office:value="0.1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1/01/2018</text:p>
          </table:table-cell>
          <table:table-cell table:style-name="taxable_event_note_default" office:value-type="string">
            <text:p>06/11/2022</text:p>
          </table:table-cell>
          <table:table-cell table:style-name="taxable_event_note_fiat" office:value="2400.0" office:value-type="float"/>
          <table:table-cell table:style-name="acquired_lot_note_fiat" office:value="13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1100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2/2: 0.10000000 of 1.00000000 B2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5/7: 0.10000000 of 5.00000000 B2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2-06-11 05:31:00+00:00</text:p>
          </table:table-cell>
          <table:table-cell table:style-name="ce342"/>
          <table:table-cell table:style-name="ce180"/>
          <table:table-cell table:style-name="ce343"/>
          <table:table-cell table:style-name="ce346"/>
          <table:table-cell table:style-name="ce346"/>
          <table:table-cell table:style-name="ce180"/>
          <table:table-cell table:style-name="ce346"/>
          <table:table-cell table:style-name="ce180"/>
          <table:table-cell/>
        </table:table-row>
        <table:table-row table:style-name="ro2">
          <table:table-cell table:style-name="transparent_crypto" office:value="0.1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5/01/2015</text:p>
          </table:table-cell>
          <table:table-cell table:style-name="taxable_event_note_default" office:value-type="string">
            <text:p>06/11/2022</text:p>
          </table:table-cell>
          <table:table-cell table:style-name="taxable_event_note_fiat" office:value="2400.0" office:value-type="float"/>
          <table:table-cell table:style-name="acquired_lot_note_fiat" office:value="12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1200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2/2: 0.10000000 of 5.00000000 B2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6/7: 0.10000000 of 5.00000000 B2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2-06-11 05:31:00+00:00</text:p>
          </table:table-cell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transparent_crypto" office:value="0.7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5/01/2016</text:p>
          </table:table-cell>
          <table:table-cell table:style-name="taxable_event_note_default" office:value-type="string">
            <text:p>06/11/2022</text:p>
          </table:table-cell>
          <table:table-cell table:style-name="taxable_event_note_fiat" office:value="16800.0" office:value-type="float"/>
          <table:table-cell table:style-name="acquired_lot_note_fiat" office:value="84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8400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/3: 0.70000000 of 5.00000000 B2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7/7: 0.70000000 of 5.00000000 B2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2-06-11 05:31:00+00:00</text:p>
          </table:table-cell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transparent_crypto" office:value="0.9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2/01/2016</text:p>
          </table:table-cell>
          <table:table-cell table:style-name="taxable_event_note_default" office:value-type="string">
            <text:p>01/11/2023</text:p>
          </table:table-cell>
          <table:table-cell table:style-name="taxable_event_note_fiat" office:value="22500.0" office:value-type="float"/>
          <table:table-cell table:style-name="acquired_lot_note_fiat" office:value="99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12600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/3: 0.90000000 of 3.00000000 B2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90000000 of 0.90000000 B2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3-01-11 11:15:00+00:00</text:p>
          </table:table-cell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transparent_crypto" office:value="2.0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2/01/2016</text:p>
          </table:table-cell>
          <table:table-cell table:style-name="taxable_event_note_default" office:value-type="string">
            <text:p>02/11/2023</text:p>
          </table:table-cell>
          <table:table-cell table:style-name="taxable_event_note_fiat" office:value="42000.0" office:value-type="float"/>
          <table:table-cell table:style-name="acquired_lot_note_fiat" office:value="220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0000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2/3: 2.00000000 of 3.00000000 B2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2.00000000 of 2.00000000 B2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3-02-11 19:58:00+00:00</text:p>
          </table:table-cell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transparent_crypto" office:value="1.4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5/01/2016</text:p>
          </table:table-cell>
          <table:table-cell table:style-name="taxable_event_note_default" office:value-type="string">
            <text:p>06/11/2023</text:p>
          </table:table-cell>
          <table:table-cell table:style-name="taxable_event_note_fiat" office:value="30800.0" office:value-type="float"/>
          <table:table-cell table:style-name="acquired_lot_note_fiat" office:value="168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14000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3/3: 1.40000000 of 5.00000000 B2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2: 1.40000000 of 4.00000000 B2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3-06-11 05:31:00+00:00</text:p>
          </table:table-cell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transparent_crypto" office:value="2.6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2/01/2017</text:p>
          </table:table-cell>
          <table:table-cell table:style-name="taxable_event_note_default" office:value-type="string">
            <text:p>06/11/2023</text:p>
          </table:table-cell>
          <table:table-cell table:style-name="taxable_event_note_fiat" office:value="57200.0" office:value-type="float"/>
          <table:table-cell table:style-name="acquired_lot_note_fiat" office:value="286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8600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/2: 2.60000000 of 3.00000000 B2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2/2: 2.60000000 of 4.00000000 B2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3-06-11 05:31:00+00:00</text:p>
          </table:table-cell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transparent_crypto" office:value="0.4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2/01/2017</text:p>
          </table:table-cell>
          <table:table-cell table:style-name="taxable_event_note_default" office:value-type="string">
            <text:p>06/11/2023</text:p>
          </table:table-cell>
          <table:table-cell table:style-name="taxable_event_note_fiat" office:value="9600.0" office:value-type="float"/>
          <table:table-cell table:style-name="acquired_lot_note_fiat" office:value="44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5200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2/2: 0.40000000 of 3.00000000 B2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2: 0.40000000 of 5.00000000 B2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3-06-11 05:31:00+00:00</text:p>
          </table:table-cell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transparent_crypto" office:value="4.6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5/01/2017</text:p>
          </table:table-cell>
          <table:table-cell table:style-name="taxable_event_note_default" office:value-type="string">
            <text:p>06/11/2023</text:p>
          </table:table-cell>
          <table:table-cell table:style-name="taxable_event_note_fiat" office:value="110400.0" office:value-type="float"/>
          <table:table-cell table:style-name="acquired_lot_note_fiat" office:value="552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55200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/2: 4.60000000 of 5.00000000 B2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2/2: 4.60000000 of 5.00000000 B2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3-06-11 05:31:00+00:00</text:p>
          </table:table-cell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transparent_crypto" office:value="0.4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5/01/2017</text:p>
          </table:table-cell>
          <table:table-cell table:style-name="taxable_event_note_default" office:value-type="string">
            <text:p>03/11/2024</text:p>
          </table:table-cell>
          <table:table-cell table:style-name="taxable_event_note_fiat" office:value="12000.0" office:value-type="float"/>
          <table:table-cell table:style-name="acquired_lot_note_fiat" office:value="48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7200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2/2: 0.40000000 of 5.00000000 B2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40000000 of 0.40000000 B2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4-03-11 10:49:00+00:00</text:p>
          </table:table-cell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transparent_border_crypto" office:value="0.9" office:value-type="float"/>
          <table:table-cell table:style-name="transparent_border_default" office:value-type="string">
            <text:p>B3</text:p>
          </table:table-cell>
          <table:table-cell table:style-name="acquired_lot_note_border_default" office:value-type="string">
            <text:p>01/01/2020</text:p>
          </table:table-cell>
          <table:table-cell table:style-name="taxable_event_note_border_default" office:value-type="string">
            <text:p>01/11/2020</text:p>
          </table:table-cell>
          <table:table-cell table:style-name="taxable_event_note_border_fiat" office:value="22500.0" office:value-type="float"/>
          <table:table-cell table:style-name="acquired_lot_note_border_fiat" office:value="11700.0" office:value-type="float"/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table:style-name="transparent_border_fiat" office:value="10800.0" office:value-type="float"/>
          <table:table-cell table:style-name="taxable_event_note_border_default" office:value-type="string">
            <text:p>OUT / SELL</text:p>
          </table:table-cell>
          <table:table-cell table:style-name="acquired_lot_note_border_default" office:value-type="string">
            <text:p>1/2: 0.90000000 of 1.00000000 B3</text:p>
          </table:table-cell>
          <table:table-cell table:style-name="acquired_lot_note_border_default" office:value-type="string">
            <text:p/>
          </table:table-cell>
          <table:table-cell table:style-name="taxable_event_note_border_default" office:value-type="string">
            <text:p>1/1: 0.90000000 of 0.90000000 B3</text:p>
          </table:table-cell>
          <table:table-cell table:style-name="taxable_event_note_border_default" office:value-type="string">
            <text:p/>
          </table:table-cell>
          <table:table-cell table:style-name="taxable_event_note_border_default" office:value-type="string">
            <text:p>SHORT</text:p>
          </table:table-cell>
          <table:table-cell table:style-name="taxable_event_note_border_default" office:value-type="string">
            <text:p>2020-01-11 11:15:00+00:00</text:p>
          </table:table-cell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transparent_crypto" office:value="0.1" office:value-type="float"/>
          <table:table-cell table:style-name="transparent_default" office:value-type="string">
            <text:p>B3</text:p>
          </table:table-cell>
          <table:table-cell table:style-name="acquired_lot_note_default" office:value-type="string">
            <text:p>01/01/2020</text:p>
          </table:table-cell>
          <table:table-cell table:style-name="taxable_event_note_default" office:value-type="string">
            <text:p>02/11/2020</text:p>
          </table:table-cell>
          <table:table-cell table:style-name="taxable_event_note_fiat" office:value="2100.0" office:value-type="float"/>
          <table:table-cell table:style-name="acquired_lot_note_fiat" office:value="13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800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2/2: 0.10000000 of 1.00000000 B3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2: 0.10000000 of 2.00000000 B3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2-11 19:58:00+00:00</text:p>
          </table:table-cell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transparent_crypto" office:value="1.9" office:value-type="float"/>
          <table:table-cell table:style-name="transparent_default" office:value-type="string">
            <text:p>B3</text:p>
          </table:table-cell>
          <table:table-cell table:style-name="acquired_lot_note_default" office:value-type="string">
            <text:p>02/01/2020</text:p>
          </table:table-cell>
          <table:table-cell table:style-name="taxable_event_note_default" office:value-type="string">
            <text:p>02/11/2020</text:p>
          </table:table-cell>
          <table:table-cell table:style-name="taxable_event_note_fiat" office:value="39900.0" office:value-type="float"/>
          <table:table-cell table:style-name="acquired_lot_note_fiat" office:value="266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13300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/2: 1.90000000 of 2.00000000 B3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2/2: 1.90000000 of 2.00000000 B3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2-11 19:58:00+00:00</text:p>
          </table:table-cell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transparent_crypto" office:value="0.1" office:value-type="float"/>
          <table:table-cell table:style-name="transparent_default" office:value-type="string">
            <text:p>B3</text:p>
          </table:table-cell>
          <table:table-cell table:style-name="acquired_lot_note_default" office:value-type="string">
            <text:p>02/01/2020</text:p>
          </table:table-cell>
          <table:table-cell table:style-name="taxable_event_note_default" office:value-type="string">
            <text:p>06/11/2020</text:p>
          </table:table-cell>
          <table:table-cell table:style-name="taxable_event_note_fiat" office:value="2200.0" office:value-type="float"/>
          <table:table-cell table:style-name="acquired_lot_note_fiat" office:value="11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1100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2/2: 0.10000000 of 3.00000000 B3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2: 0.10000000 of 4.00000000 B3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6-11 05:31:00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3.9" office:value-type="float"/>
          <table:table-cell table:style-name="transparent_default" office:value-type="string">
            <text:p>B3</text:p>
          </table:table-cell>
          <table:table-cell table:style-name="acquired_lot_note_default" office:value-type="string">
            <text:p>03/01/2020</text:p>
          </table:table-cell>
          <table:table-cell table:style-name="taxable_event_note_default" office:value-type="string">
            <text:p>06/11/2020</text:p>
          </table:table-cell>
          <table:table-cell table:style-name="taxable_event_note_fiat" office:value="85800.0" office:value-type="float"/>
          <table:table-cell table:style-name="acquired_lot_note_fiat" office:value="585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7300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/2: 3.90000000 of 4.00000000 B3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2/2: 3.90000000 of 4.00000000 B3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6-11 05:31:00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0.1" office:value-type="float"/>
          <table:table-cell table:style-name="transparent_default" office:value-type="string">
            <text:p>B3</text:p>
          </table:table-cell>
          <table:table-cell table:style-name="acquired_lot_note_default" office:value-type="string">
            <text:p>03/01/2020</text:p>
          </table:table-cell>
          <table:table-cell table:style-name="taxable_event_note_default" office:value-type="string">
            <text:p>06/11/2020</text:p>
          </table:table-cell>
          <table:table-cell table:style-name="taxable_event_note_fiat" office:value="2400.0" office:value-type="float"/>
          <table:table-cell table:style-name="acquired_lot_note_fiat" office:value="15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900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2/2: 0.10000000 of 4.00000000 B3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2: 0.10000000 of 5.00000000 B3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6-11 05:31:00+00:00</text:p>
          </table:table-cell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transparent_crypto" office:value="4.9" office:value-type="float"/>
          <table:table-cell table:style-name="transparent_default" office:value-type="string">
            <text:p>B3</text:p>
          </table:table-cell>
          <table:table-cell table:style-name="acquired_lot_note_default" office:value-type="string">
            <text:p>05/01/2020</text:p>
          </table:table-cell>
          <table:table-cell table:style-name="taxable_event_note_default" office:value-type="string">
            <text:p>06/11/2020</text:p>
          </table:table-cell>
          <table:table-cell table:style-name="taxable_event_note_fiat" office:value="117600.0" office:value-type="float"/>
          <table:table-cell table:style-name="acquired_lot_note_fiat" office:value="588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58800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/2: 4.90000000 of 5.00000000 B3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2/2: 4.90000000 of 5.00000000 B3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6-11 05:31:00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0.9" office:value-type="float"/>
          <table:table-cell table:style-name="transparent_default" office:value-type="string">
            <text:p>B3</text:p>
          </table:table-cell>
          <table:table-cell table:style-name="acquired_lot_note_default" office:value-type="string">
            <text:p>01/01/2021</text:p>
          </table:table-cell>
          <table:table-cell table:style-name="taxable_event_note_default" office:value-type="string">
            <text:p>01/11/2021</text:p>
          </table:table-cell>
          <table:table-cell table:style-name="taxable_event_note_fiat" office:value="22500.0" office:value-type="float"/>
          <table:table-cell table:style-name="acquired_lot_note_fiat" office:value="117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10800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/2: 0.90000000 of 1.00000000 B3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90000000 of 0.90000000 B3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1-01-11 11:15:00+00:00</text:p>
          </table:table-cell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transparent_crypto" office:value="2.0" office:value-type="float"/>
          <table:table-cell table:style-name="transparent_default" office:value-type="string">
            <text:p>B3</text:p>
          </table:table-cell>
          <table:table-cell table:style-name="acquired_lot_note_default" office:value-type="string">
            <text:p>02/01/2021</text:p>
          </table:table-cell>
          <table:table-cell table:style-name="taxable_event_note_default" office:value-type="string">
            <text:p>02/11/2021</text:p>
          </table:table-cell>
          <table:table-cell table:style-name="taxable_event_note_fiat" office:value="42000.0" office:value-type="float"/>
          <table:table-cell table:style-name="acquired_lot_note_fiat" office:value="220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0000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/2: 2.00000000 of 3.00000000 B3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2.00000000 of 2.00000000 B3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1-02-11 19:58:00+00:00</text:p>
          </table:table-cell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transparent_crypto" office:value="4.0" office:value-type="float"/>
          <table:table-cell table:style-name="transparent_default" office:value-type="string">
            <text:p>B3</text:p>
          </table:table-cell>
          <table:table-cell table:style-name="acquired_lot_note_default" office:value-type="string">
            <text:p>05/01/2021</text:p>
          </table:table-cell>
          <table:table-cell table:style-name="taxable_event_note_default" office:value-type="string">
            <text:p>06/11/2021</text:p>
          </table:table-cell>
          <table:table-cell table:style-name="taxable_event_note_fiat" office:value="88000.0" office:value-type="float"/>
          <table:table-cell table:style-name="acquired_lot_note_fiat" office:value="480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40000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/2: 4.00000000 of 5.00000000 B3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4.00000000 of 4.00000000 B3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1-06-11 05:31:00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1.0" office:value-type="float"/>
          <table:table-cell table:style-name="transparent_default" office:value-type="string">
            <text:p>B3</text:p>
          </table:table-cell>
          <table:table-cell table:style-name="acquired_lot_note_default" office:value-type="string">
            <text:p>05/01/2021</text:p>
          </table:table-cell>
          <table:table-cell table:style-name="taxable_event_note_default" office:value-type="string">
            <text:p>06/11/2021</text:p>
          </table:table-cell>
          <table:table-cell table:style-name="taxable_event_note_fiat" office:value="24000.0" office:value-type="float"/>
          <table:table-cell table:style-name="acquired_lot_note_fiat" office:value="120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12000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2/2: 1.00000000 of 5.00000000 B3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4: 1.00000000 of 5.00000000 B3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1-06-11 05:31:00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1.0" office:value-type="float"/>
          <table:table-cell table:style-name="transparent_default" office:value-type="string">
            <text:p>B3</text:p>
          </table:table-cell>
          <table:table-cell table:style-name="acquired_lot_note_default" office:value-type="string">
            <text:p>03/01/2021</text:p>
          </table:table-cell>
          <table:table-cell table:style-name="taxable_event_note_default" office:value-type="string">
            <text:p>06/11/2021</text:p>
          </table:table-cell>
          <table:table-cell table:style-name="taxable_event_note_fiat" office:value="24000.0" office:value-type="float"/>
          <table:table-cell table:style-name="acquired_lot_note_fiat" office:value="150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9000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2/2: 1.00000000 of 4.00000000 B3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2/4: 1.00000000 of 5.00000000 B3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1-06-11 05:31:00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1.0" office:value-type="float"/>
          <table:table-cell table:style-name="transparent_default" office:value-type="string">
            <text:p>B3</text:p>
          </table:table-cell>
          <table:table-cell table:style-name="acquired_lot_note_default" office:value-type="string">
            <text:p>02/01/2021</text:p>
          </table:table-cell>
          <table:table-cell table:style-name="taxable_event_note_default" office:value-type="string">
            <text:p>06/11/2021</text:p>
          </table:table-cell>
          <table:table-cell table:style-name="taxable_event_note_fiat" office:value="24000.0" office:value-type="float"/>
          <table:table-cell table:style-name="acquired_lot_note_fiat" office:value="110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13000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2/2: 1.00000000 of 3.00000000 B3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3/4: 1.00000000 of 5.00000000 B3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1-06-11 05:31:00+00:00</text:p>
          </table:table-cell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transparent_crypto" office:value="2.0" office:value-type="float"/>
          <table:table-cell table:style-name="transparent_default" office:value-type="string">
            <text:p>B3</text:p>
          </table:table-cell>
          <table:table-cell table:style-name="acquired_lot_note_default" office:value-type="string">
            <text:p>02/01/2021</text:p>
          </table:table-cell>
          <table:table-cell table:style-name="taxable_event_note_default" office:value-type="string">
            <text:p>06/11/2021</text:p>
          </table:table-cell>
          <table:table-cell table:style-name="taxable_event_note_fiat" office:value="48000.0" office:value-type="float"/>
          <table:table-cell table:style-name="acquired_lot_note_fiat" office:value="280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0000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/1: 2.00000000 of 2.00000000 B3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4/4: 2.00000000 of 5.00000000 B3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1-06-11 05:31:00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0.1" office:value-type="float"/>
          <table:table-cell table:style-name="transparent_default" office:value-type="string">
            <text:p>B3</text:p>
          </table:table-cell>
          <table:table-cell table:style-name="acquired_lot_note_default" office:value-type="string">
            <text:p>01/01/2021</text:p>
          </table:table-cell>
          <table:table-cell table:style-name="taxable_event_note_default" office:value-type="string">
            <text:p>01/11/2022</text:p>
          </table:table-cell>
          <table:table-cell table:style-name="taxable_event_note_fiat" office:value="2500.0" office:value-type="float"/>
          <table:table-cell table:style-name="acquired_lot_note_fiat" office:value="13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1200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2/2: 0.10000000 of 1.00000000 B3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2: 0.10000000 of 0.90000000 B3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2-01-11 11:15:00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0.8" office:value-type="float"/>
          <table:table-cell table:style-name="transparent_default" office:value-type="string">
            <text:p>B3</text:p>
          </table:table-cell>
          <table:table-cell table:style-name="acquired_lot_note_default" office:value-type="string">
            <text:p>01/01/2022</text:p>
          </table:table-cell>
          <table:table-cell table:style-name="taxable_event_note_default" office:value-type="string">
            <text:p>01/11/2022</text:p>
          </table:table-cell>
          <table:table-cell table:style-name="taxable_event_note_fiat" office:value="20000.0" office:value-type="float"/>
          <table:table-cell table:style-name="acquired_lot_note_fiat" office:value="104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9600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/2: 0.80000000 of 1.00000000 B3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2/2: 0.80000000 of 0.90000000 B3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2-01-11 11:15:00+00:00</text:p>
          </table:table-cell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transparent_crypto" office:value="2.0" office:value-type="float"/>
          <table:table-cell table:style-name="transparent_default" office:value-type="string">
            <text:p>B3</text:p>
          </table:table-cell>
          <table:table-cell table:style-name="acquired_lot_note_default" office:value-type="string">
            <text:p>02/01/2022</text:p>
          </table:table-cell>
          <table:table-cell table:style-name="taxable_event_note_default" office:value-type="string">
            <text:p>02/11/2022</text:p>
          </table:table-cell>
          <table:table-cell table:style-name="taxable_event_note_fiat" office:value="42000.0" office:value-type="float"/>
          <table:table-cell table:style-name="acquired_lot_note_fiat" office:value="280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14000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/1: 2.00000000 of 2.00000000 B3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2.00000000 of 2.00000000 B3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2-02-11 19:58:00+00:00</text:p>
          </table:table-cell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transparent_crypto" office:value="1.0" office:value-type="float"/>
          <table:table-cell table:style-name="transparent_default" office:value-type="string">
            <text:p>B3</text:p>
          </table:table-cell>
          <table:table-cell table:style-name="acquired_lot_note_default" office:value-type="string">
            <text:p>03/01/2022</text:p>
          </table:table-cell>
          <table:table-cell table:style-name="taxable_event_note_default" office:value-type="string">
            <text:p>06/11/2022</text:p>
          </table:table-cell>
          <table:table-cell table:style-name="taxable_event_note_fiat" office:value="22000.0" office:value-type="float"/>
          <table:table-cell table:style-name="acquired_lot_note_fiat" office:value="150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7000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2/2: 1.00000000 of 4.00000000 B3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4: 1.00000000 of 4.00000000 B3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2-06-11 05:31:00+00:00</text:p>
          </table:table-cell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transparent_crypto" office:value="0.2" office:value-type="float"/>
          <table:table-cell table:style-name="transparent_default" office:value-type="string">
            <text:p>B3</text:p>
          </table:table-cell>
          <table:table-cell table:style-name="acquired_lot_note_default" office:value-type="string">
            <text:p>01/01/2022</text:p>
          </table:table-cell>
          <table:table-cell table:style-name="taxable_event_note_default" office:value-type="string">
            <text:p>06/11/2022</text:p>
          </table:table-cell>
          <table:table-cell table:style-name="taxable_event_note_fiat" office:value="4400.0" office:value-type="float"/>
          <table:table-cell table:style-name="acquired_lot_note_fiat" office:value="26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1800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2/2: 0.20000000 of 1.00000000 B3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2/4: 0.20000000 of 4.00000000 B3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2-06-11 05:31:00+00:00</text:p>
          </table:table-cell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transparent_crypto" office:value="0.1" office:value-type="float"/>
          <table:table-cell table:style-name="transparent_default" office:value-type="string">
            <text:p>B3</text:p>
          </table:table-cell>
          <table:table-cell table:style-name="acquired_lot_note_default" office:value-type="string">
            <text:p>05/01/2020</text:p>
          </table:table-cell>
          <table:table-cell table:style-name="taxable_event_note_default" office:value-type="string">
            <text:p>06/11/2022</text:p>
          </table:table-cell>
          <table:table-cell table:style-name="taxable_event_note_fiat" office:value="2200.0" office:value-type="float"/>
          <table:table-cell table:style-name="acquired_lot_note_fiat" office:value="12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1000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2/2: 0.10000000 of 5.00000000 B3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3/4: 0.10000000 of 4.00000000 B3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2-06-11 05:31:00+00:00</text:p>
          </table:table-cell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transparent_crypto" office:value="2.7" office:value-type="float"/>
          <table:table-cell table:style-name="transparent_default" office:value-type="string">
            <text:p>B3</text:p>
          </table:table-cell>
          <table:table-cell table:style-name="acquired_lot_note_default" office:value-type="string">
            <text:p>05/01/2022</text:p>
          </table:table-cell>
          <table:table-cell table:style-name="taxable_event_note_default" office:value-type="string">
            <text:p>06/11/2022</text:p>
          </table:table-cell>
          <table:table-cell table:style-name="taxable_event_note_fiat" office:value="59400.0" office:value-type="float"/>
          <table:table-cell table:style-name="acquired_lot_note_fiat" office:value="324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7000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/2: 2.70000000 of 5.00000000 B3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4/4: 2.70000000 of 4.00000000 B3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2-06-11 05:31:00+00:00</text:p>
          </table:table-cell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transparent_crypto" office:value="2.3" office:value-type="float"/>
          <table:table-cell table:style-name="transparent_default" office:value-type="string">
            <text:p>B3</text:p>
          </table:table-cell>
          <table:table-cell table:style-name="acquired_lot_note_default" office:value-type="string">
            <text:p>05/01/2022</text:p>
          </table:table-cell>
          <table:table-cell table:style-name="taxable_event_note_default" office:value-type="string">
            <text:p>06/11/2022</text:p>
          </table:table-cell>
          <table:table-cell table:style-name="taxable_event_note_fiat" office:value="55200.0" office:value-type="float"/>
          <table:table-cell table:style-name="acquired_lot_note_fiat" office:value="276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7600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2/2: 2.30000000 of 5.00000000 B3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2: 2.30000000 of 5.00000000 B3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2-06-11 05:31:00+00:00</text:p>
          </table:table-cell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transparent_crypto" office:value="2.7" office:value-type="float"/>
          <table:table-cell table:style-name="transparent_default" office:value-type="string">
            <text:p>B3</text:p>
          </table:table-cell>
          <table:table-cell table:style-name="acquired_lot_note_default" office:value-type="string">
            <text:p>02/01/2022</text:p>
          </table:table-cell>
          <table:table-cell table:style-name="taxable_event_note_default" office:value-type="string">
            <text:p>06/11/2022</text:p>
          </table:table-cell>
          <table:table-cell table:style-name="taxable_event_note_fiat" office:value="64800.0" office:value-type="float"/>
          <table:table-cell table:style-name="acquired_lot_note_fiat" office:value="297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35100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/2: 2.70000000 of 3.00000000 B3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2/2: 2.70000000 of 5.00000000 B3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2-06-11 05:31:00+00:00</text:p>
          </table:table-cell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transparent_crypto" office:value="0.3" office:value-type="float"/>
          <table:table-cell table:style-name="transparent_default" office:value-type="string">
            <text:p>B3</text:p>
          </table:table-cell>
          <table:table-cell table:style-name="acquired_lot_note_default" office:value-type="string">
            <text:p>02/01/2022</text:p>
          </table:table-cell>
          <table:table-cell table:style-name="taxable_event_note_default" office:value-type="string">
            <text:p>01/11/2023</text:p>
          </table:table-cell>
          <table:table-cell table:style-name="taxable_event_note_fiat" office:value="7500.0" office:value-type="float"/>
          <table:table-cell table:style-name="acquired_lot_note_fiat" office:value="33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4200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2/2: 0.30000000 of 3.00000000 B3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2: 0.30000000 of 0.90000000 B3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3-01-11 11:15:00+00:00</text:p>
          </table:table-cell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transparent_crypto" office:value="0.6" office:value-type="float"/>
          <table:table-cell table:style-name="transparent_default" office:value-type="string">
            <text:p>B3</text:p>
          </table:table-cell>
          <table:table-cell table:style-name="acquired_lot_note_default" office:value-type="string">
            <text:p>01/01/2023</text:p>
          </table:table-cell>
          <table:table-cell table:style-name="taxable_event_note_default" office:value-type="string">
            <text:p>01/11/2023</text:p>
          </table:table-cell>
          <table:table-cell table:style-name="taxable_event_note_fiat" office:value="15000.0" office:value-type="float"/>
          <table:table-cell table:style-name="acquired_lot_note_fiat" office:value="78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7200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/2: 0.60000000 of 1.00000000 B3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2/2: 0.60000000 of 0.90000000 B3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3-01-11 11:15:00+00:00</text:p>
          </table:table-cell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transparent_crypto" office:value="0.4" office:value-type="float"/>
          <table:table-cell table:style-name="transparent_default" office:value-type="string">
            <text:p>B3</text:p>
          </table:table-cell>
          <table:table-cell table:style-name="acquired_lot_note_default" office:value-type="string">
            <text:p>01/01/2023</text:p>
          </table:table-cell>
          <table:table-cell table:style-name="taxable_event_note_default" office:value-type="string">
            <text:p>02/11/2023</text:p>
          </table:table-cell>
          <table:table-cell table:style-name="taxable_event_note_fiat" office:value="8400.0" office:value-type="float"/>
          <table:table-cell table:style-name="acquired_lot_note_fiat" office:value="52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3200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2/2: 0.40000000 of 1.00000000 B3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2: 0.40000000 of 2.00000000 B3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3-02-11 19:58:00+00:00</text:p>
          </table:table-cell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transparent_crypto" office:value="1.6" office:value-type="float"/>
          <table:table-cell table:style-name="transparent_default" office:value-type="string">
            <text:p>B3</text:p>
          </table:table-cell>
          <table:table-cell table:style-name="acquired_lot_note_default" office:value-type="string">
            <text:p>02/01/2023</text:p>
          </table:table-cell>
          <table:table-cell table:style-name="taxable_event_note_default" office:value-type="string">
            <text:p>02/11/2023</text:p>
          </table:table-cell>
          <table:table-cell table:style-name="taxable_event_note_fiat" office:value="33600.0" office:value-type="float"/>
          <table:table-cell table:style-name="acquired_lot_note_fiat" office:value="224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11200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/2: 1.60000000 of 2.00000000 B3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2/2: 1.60000000 of 2.00000000 B3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3-02-11 19:58:00+00:00</text:p>
          </table:table-cell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transparent_crypto" office:value="0.4" office:value-type="float"/>
          <table:table-cell table:style-name="transparent_default" office:value-type="string">
            <text:p>B3</text:p>
          </table:table-cell>
          <table:table-cell table:style-name="acquired_lot_note_default" office:value-type="string">
            <text:p>02/01/2023</text:p>
          </table:table-cell>
          <table:table-cell table:style-name="taxable_event_note_default" office:value-type="string">
            <text:p>06/11/2023</text:p>
          </table:table-cell>
          <table:table-cell table:style-name="taxable_event_note_fiat" office:value="8800.0" office:value-type="float"/>
          <table:table-cell table:style-name="acquired_lot_note_fiat" office:value="44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4400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2/2: 0.40000000 of 3.00000000 B3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2: 0.40000000 of 4.00000000 B3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3-06-11 05:31:00+00:00</text:p>
          </table:table-cell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transparent_crypto" office:value="3.6" office:value-type="float"/>
          <table:table-cell table:style-name="transparent_default" office:value-type="string">
            <text:p>B3</text:p>
          </table:table-cell>
          <table:table-cell table:style-name="acquired_lot_note_default" office:value-type="string">
            <text:p>03/01/2023</text:p>
          </table:table-cell>
          <table:table-cell table:style-name="taxable_event_note_default" office:value-type="string">
            <text:p>06/11/2023</text:p>
          </table:table-cell>
          <table:table-cell table:style-name="taxable_event_note_fiat" office:value="79200.0" office:value-type="float"/>
          <table:table-cell table:style-name="acquired_lot_note_fiat" office:value="540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5200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/2: 3.60000000 of 4.00000000 B3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2/2: 3.60000000 of 4.00000000 B3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3-06-11 05:31:00+00:00</text:p>
          </table:table-cell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transparent_crypto" office:value="0.4" office:value-type="float"/>
          <table:table-cell table:style-name="transparent_default" office:value-type="string">
            <text:p>B3</text:p>
          </table:table-cell>
          <table:table-cell table:style-name="acquired_lot_note_default" office:value-type="string">
            <text:p>03/01/2023</text:p>
          </table:table-cell>
          <table:table-cell table:style-name="taxable_event_note_default" office:value-type="string">
            <text:p>06/11/2023</text:p>
          </table:table-cell>
          <table:table-cell table:style-name="taxable_event_note_fiat" office:value="9600.0" office:value-type="float"/>
          <table:table-cell table:style-name="acquired_lot_note_fiat" office:value="60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3600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2/2: 0.40000000 of 4.00000000 B3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2: 0.40000000 of 5.00000000 B3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3-06-11 05:31:00+00:00</text:p>
          </table:table-cell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transparent_crypto" office:value="4.6" office:value-type="float"/>
          <table:table-cell table:style-name="transparent_default" office:value-type="string">
            <text:p>B3</text:p>
          </table:table-cell>
          <table:table-cell table:style-name="acquired_lot_note_default" office:value-type="string">
            <text:p>05/01/2023</text:p>
          </table:table-cell>
          <table:table-cell table:style-name="taxable_event_note_default" office:value-type="string">
            <text:p>06/11/2023</text:p>
          </table:table-cell>
          <table:table-cell table:style-name="taxable_event_note_fiat" office:value="110400.0" office:value-type="float"/>
          <table:table-cell table:style-name="acquired_lot_note_fiat" office:value="552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55200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/2: 4.60000000 of 5.00000000 B3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2/2: 4.60000000 of 5.00000000 B3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3-06-11 05:31:00+00:00</text:p>
          </table:table-cell>
          <table:table-cell table:style-name="ce341"/>
          <table:table-cell table:style-name="ce180"/>
          <table:table-cell table:style-name="ce193"/>
          <table:table-cell table:style-name="ce193"/>
          <table:table-cell table:style-name="ce193"/>
          <table:table-cell table:style-name="ce180"/>
          <table:table-cell table:style-name="ce193"/>
          <table:table-cell table:style-name="ce180"/>
          <table:table-cell/>
        </table:table-row>
        <table:table-row table:style-name="ro2">
          <table:table-cell table:style-name="transparent_crypto" office:value="0.4" office:value-type="float"/>
          <table:table-cell table:style-name="transparent_default" office:value-type="string">
            <text:p>B3</text:p>
          </table:table-cell>
          <table:table-cell table:style-name="acquired_lot_note_default" office:value-type="string">
            <text:p>05/01/2023</text:p>
          </table:table-cell>
          <table:table-cell table:style-name="taxable_event_note_default" office:value-type="string">
            <text:p>03/11/2024</text:p>
          </table:table-cell>
          <table:table-cell table:style-name="taxable_event_note_fiat" office:value="12000.0" office:value-type="float"/>
          <table:table-cell table:style-name="acquired_lot_note_fiat" office:value="48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7200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2/2: 0.40000000 of 5.00000000 B3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40000000 of 0.40000000 B3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4-03-11 10:49:00+00:00</text:p>
          </table:table-cell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19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Gifts" table:style-name="ta1">
        <table:table-column table:style-name="co13" table:default-cell-style-name="ce181"/>
        <table:table-column table:style-name="co14" table:default-cell-style-name="ce181"/>
        <table:table-column table:style-name="co15" table:default-cell-style-name="ce181"/>
        <table:table-column table:style-name="co16" table:default-cell-style-name="ce181"/>
        <table:table-column table:style-name="co12" table:default-cell-style-name="ce181"/>
        <table:table-column table:style-name="co17" table:default-cell-style-name="ce181"/>
        <table:table-column table:style-name="co18" table:default-cell-style-name="ce180"/>
        <table:table-column table:style-name="co19" table:default-cell-style-name="ce180"/>
        <table:table-column table:style-name="co20" table:default-cell-style-name="ce181"/>
        <table:table-column table:style-name="co21" table:default-cell-style-name="ce181"/>
        <table:table-column table:style-name="co23" table:default-cell-style-name="ce181"/>
        <table:table-column table:style-name="co31" table:default-cell-style-name="ce181"/>
        <table:table-column table:style-name="co23" table:default-cell-style-name="ce181"/>
        <table:table-column table:style-name="co32" table:default-cell-style-name="ce181"/>
        <table:table-column table:style-name="co32" table:default-cell-style-name="ce181"/>
        <table:table-column table:style-name="co25" table:default-cell-style-name="ce181"/>
        <table:table-column table:style-name="co26" table:default-cell-style-name="ce181"/>
        <table:table-column table:style-name="co9" table:default-cell-style-name="ce181"/>
        <table:table-column table:style-name="co27" table:default-cell-style-name="ce181"/>
        <table:table-column table:style-name="co28" table:default-cell-style-name="ce181"/>
        <table:table-column table:style-name="co29" table:default-cell-style-name="ce181"/>
        <table:table-column table:style-name="co9" table:default-cell-style-name="ce181"/>
        <table:table-column table:style-name="co30" table:default-cell-style-name="ce181"/>
        <table:table-column table:style-name="co9" table:default-cell-style-name="ce181"/>
        <table:table-row table:style-name="ro4">
          <table:table-cell table:style-name="ce168" office:value-type="string" calcext:value-type="string" table:number-columns-spanned="9" table:number-rows-spanned="1">
            <text:p>Crypto Gifts</text:p>
          </table:table-cell>
          <table:covered-table-cell table:style-name="ce9"/>
          <table:covered-table-cell table:style-name="ce24"/>
          <table:covered-table-cell table:style-name="Default"/>
          <table:covered-table-cell table:style-name="ce44"/>
          <table:covered-table-cell table:style-name="ce44"/>
          <table:covered-table-cell table:style-name="ce44"/>
          <table:covered-table-cell table:style-name="ce57"/>
          <table:covered-table-cell table:style-name="ce57"/>
          <table:table-cell table:style-name="ce67"/>
          <table:table-cell table:style-name="ce7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69" table:number-columns-spanned="9" table:number-rows-spanned="1"/>
          <table:covered-table-cell table:style-name="ce9"/>
          <table:covered-table-cell table:style-name="ce24"/>
          <table:covered-table-cell table:style-name="ce10"/>
          <table:covered-table-cell table:style-name="ce44"/>
          <table:covered-table-cell table:style-name="ce44"/>
          <table:covered-table-cell table:style-name="ce44"/>
          <table:covered-table-cell table:style-name="ce57"/>
          <table:covered-table-cell table:style-name="ce57"/>
          <table:table-cell table:style-name="ce6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9"/>
          <table:table-cell table:style-name="ce9"/>
          <table:table-cell table:style-name="ce24"/>
          <table:table-cell table:style-name="ce10"/>
          <table:table-cell table:style-name="ce44"/>
          <table:table-cell table:style-name="ce44"/>
          <table:table-cell table:style-name="ce44"/>
          <table:table-cell table:style-name="ce57"/>
          <table:table-cell table:style-name="ce57"/>
          <table:table-cell table:style-name="ce6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9"/>
          <table:table-cell table:style-name="ce9"/>
          <table:table-cell table:style-name="ce349"/>
          <table:table-cell table:style-name="ce10"/>
          <table:table-cell table:style-name="ce352"/>
          <table:table-cell table:style-name="ce220"/>
          <table:table-cell table:style-name="ce44"/>
          <table:table-cell table:style-name="ce57"/>
          <table:table-cell table:style-name="ce224"/>
          <table:table-cell table:style-name="ce229" office:value-type="string" calcext:value-type="string" table:number-columns-spanned="7" table:number-rows-spanned="2">
            <text:p>Additional Transaction Information</text:p>
          </table:table-cell>
          <table:covered-table-cell table:style-name="ce242"/>
          <table:covered-table-cell table:style-name="ce242"/>
          <table:covered-table-cell table:style-name="ce86"/>
          <table:covered-table-cell table:style-name="ce86"/>
          <table:covered-table-cell table:style-name="ce86"/>
          <table:covered-table-cell table:style-name="ce8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0" office:value-type="string" calcext:value-type="string" table:number-columns-spanned="2" table:number-rows-spanned="1">
            <text:p>(a)</text:p>
          </table:table-cell>
          <table:covered-table-cell table:style-name="ce10"/>
          <table:table-cell table:style-name="ce349" office:value-type="string" calcext:value-type="string">
            <text:p>(b)</text:p>
          </table:table-cell>
          <table:table-cell table:style-name="ce10" office:value-type="string" calcext:value-type="string">
            <text:p>(c) </text:p>
          </table:table-cell>
          <table:table-cell table:style-name="ce349" office:value-type="string" calcext:value-type="string">
            <text:p>(d)</text:p>
          </table:table-cell>
          <table:table-cell table:style-name="ce186" office:value-type="string" calcext:value-type="string">
            <text:p>(e)</text:p>
          </table:table-cell>
          <table:table-cell table:style-name="ce355"/>
          <table:table-cell table:style-name="ce355"/>
          <table:table-cell table:style-name="ce197" office:value-type="string" calcext:value-type="string">
            <text:p>(h) </text:p>
          </table:table-cell>
          <table:covered-table-cell table:style-name="ce230"/>
          <table:covered-table-cell table:style-name="ce243"/>
          <table:covered-table-cell table:style-name="ce243"/>
          <table:covered-table-cell table:style-name="ce269"/>
          <table:covered-table-cell table:style-name="ce269"/>
          <table:covered-table-cell table:style-name="ce86"/>
          <table:covered-table-cell table:style-name="ce8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 office:value-type="string" calcext:value-type="string" table:number-columns-spanned="2" table:number-rows-spanned="1">
            <text:p>Description of property</text:p>
          </table:table-cell>
          <table:covered-table-cell table:style-name="ce11"/>
          <table:table-cell table:style-name="ce350" office:value-type="string" calcext:value-type="string">
            <text:p>Date acquired</text:p>
          </table:table-cell>
          <table:table-cell table:style-name="ce11" office:value-type="string" calcext:value-type="string">
            <text:p>Date gifted</text:p>
          </table:table-cell>
          <table:table-cell table:style-name="ce353" office:value-type="string" calcext:value-type="string">
            <text:p>Proceeds (price at</text:p>
          </table:table-cell>
          <table:table-cell table:style-name="ce214" office:value-type="string" calcext:value-type="string">
            <text:p>Cost or other basis.</text:p>
          </table:table-cell>
          <table:table-cell table:style-name="ce352" office:value-type="string" calcext:value-type="string">
            <text:p>(f)</text:p>
          </table:table-cell>
          <table:table-cell table:style-name="ce356" office:value-type="string" calcext:value-type="string">
            <text:p>(g)</text:p>
          </table:table-cell>
          <table:table-cell table:style-name="ce198" office:value-type="string" calcext:value-type="string">
            <text:p>Gain or (loss) </text:p>
          </table:table-cell>
          <table:table-cell table:style-name="ce231" office:value-type="string" calcext:value-type="string">
            <text:p>Transaction</text:p>
          </table:table-cell>
          <table:table-cell table:style-name="ce361" office:value-type="string" calcext:value-type="string" table:number-columns-spanned="2" table:number-rows-spanned="1">
            <text:p>Acquired lot fraction</text:p>
          </table:table-cell>
          <table:covered-table-cell table:style-name="ce359"/>
          <table:table-cell table:style-name="ce362" office:value-type="string" calcext:value-type="string" table:number-columns-spanned="2" table:number-rows-spanned="1">
            <text:p>Gifted lot fraction</text:p>
          </table:table-cell>
          <table:covered-table-cell table:style-name="ce314"/>
          <table:table-cell table:style-name="ce284" office:value-type="string" calcext:value-type="string">
            <text:p>Capital </text:p>
          </table:table-cell>
          <table:table-cell table:style-name="ce314" office:value-type="string" calcext:value-type="string">
            <text:p>Date gifted</text:p>
          </table:table-cell>
          <table:table-cell table:style-name="ce340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" office:value-type="string" calcext:value-type="string" table:number-columns-spanned="2" table:number-rows-spanned="1">
            <text:p>(Example: 100 sh. XYZ Co.) </text:p>
          </table:table-cell>
          <table:covered-table-cell table:style-name="ce12"/>
          <table:table-cell table:style-name="ce351" office:value-type="string" calcext:value-type="string">
            <text:p>(Mo., day, yr.)</text:p>
          </table:table-cell>
          <table:table-cell table:style-name="ce12" office:value-type="string" calcext:value-type="string">
            <text:p>(Mo., day, yr.)</text:p>
          </table:table-cell>
          <table:table-cell table:style-name="ce354" office:value-type="string" calcext:value-type="string">
            <text:p>time of gift)</text:p>
          </table:table-cell>
          <table:table-cell table:style-name="ce215"/>
          <table:table-cell table:style-name="ce354"/>
          <table:table-cell table:style-name="ce215"/>
          <table:table-cell table:style-name="ce208"/>
          <table:table-cell table:style-name="ce232" office:value-type="string" calcext:value-type="string">
            <text:p>Type</text:p>
          </table:table-cell>
          <table:table-cell table:style-name="ce358" office:value-type="string" calcext:value-type="string">
            <text:p>Description</text:p>
          </table:table-cell>
          <table:table-cell table:style-name="ce358" office:value-type="string" calcext:value-type="string">
            <text:p>Unique Id</text:p>
          </table:table-cell>
          <table:table-cell table:style-name="ce358" office:value-type="string" calcext:value-type="string">
            <text:p>Description</text:p>
          </table:table-cell>
          <table:table-cell table:style-name="ce358" office:value-type="string" calcext:value-type="string">
            <text:p>Unique Id</text:p>
          </table:table-cell>
          <table:table-cell table:style-name="ce289" office:value-type="string" calcext:value-type="string">
            <text:p>Gains Type</text:p>
          </table:table-cell>
          <table:table-cell table:style-name="ce336" office:value-type="string" calcext:value-type="string">
            <text:p>(full timestamp including time)</text:p>
          </table:table-cell>
          <table:table-cell table:style-name="ce340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2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2/01/2015</text:p>
          </table:table-cell>
          <table:table-cell table:style-name="taxable_event_note_default" office:value-type="string">
            <text:p>04/11/2020</text:p>
          </table:table-cell>
          <table:table-cell table:style-name="taxable_event_note_fiat" office:value="4600.0" office:value-type="float"/>
          <table:table-cell table:style-name="acquired_lot_note_fiat" office:value="28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1800.0" office:value-type="float"/>
          <table:table-cell table:style-name="taxable_event_note_default" office:value-type="string">
            <text:p>OUT / GIFT</text:p>
          </table:table-cell>
          <table:table-cell table:style-name="acquired_lot_note_default" office:value-type="string">
            <text:p>2/2: 0.20000000 of 2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2: 0.20000000 of 3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0-04-11 07:10:00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2.8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2/01/2015</text:p>
          </table:table-cell>
          <table:table-cell table:style-name="taxable_event_note_default" office:value-type="string">
            <text:p>04/11/2020</text:p>
          </table:table-cell>
          <table:table-cell table:style-name="taxable_event_note_fiat" office:value="64400.0" office:value-type="float"/>
          <table:table-cell table:style-name="acquired_lot_note_fiat" office:value="308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33600.0" office:value-type="float"/>
          <table:table-cell table:style-name="taxable_event_note_default" office:value-type="string">
            <text:p>OUT / GIFT</text:p>
          </table:table-cell>
          <table:table-cell table:style-name="acquired_lot_note_default" office:value-type="string">
            <text:p>1/2: 2.80000000 of 3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2/2: 2.80000000 of 3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0-04-11 07:10:00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2.2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5/01/2016</text:p>
          </table:table-cell>
          <table:table-cell table:style-name="taxable_event_note_default" office:value-type="string">
            <text:p>04/11/2021</text:p>
          </table:table-cell>
          <table:table-cell table:style-name="taxable_event_note_fiat" office:value="50600.0" office:value-type="float"/>
          <table:table-cell table:style-name="acquired_lot_note_fiat" office:value="2662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3980.0" office:value-type="float"/>
          <table:table-cell table:style-name="taxable_event_note_default" office:value-type="string">
            <text:p>OUT / GIFT</text:p>
          </table:table-cell>
          <table:table-cell table:style-name="acquired_lot_note_default" office:value-type="string">
            <text:p>3/3: 2.20000000 of 5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2: 2.20000000 of 3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1-04-11 07:10:00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0.8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3/01/2016</text:p>
          </table:table-cell>
          <table:table-cell table:style-name="taxable_event_note_default" office:value-type="string">
            <text:p>04/11/2021</text:p>
          </table:table-cell>
          <table:table-cell table:style-name="taxable_event_note_fiat" office:value="18400.0" office:value-type="float"/>
          <table:table-cell table:style-name="acquired_lot_note_fiat" office:value="1208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6320.0" office:value-type="float"/>
          <table:table-cell table:style-name="taxable_event_note_default" office:value-type="string">
            <text:p>OUT / GIFT</text:p>
          </table:table-cell>
          <table:table-cell table:style-name="acquired_lot_note_default" office:value-type="string">
            <text:p>1/2: 0.80000000 of 4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2/2: 0.80000000 of 3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1-04-11 07:10:00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0.1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2/01/2015</text:p>
          </table:table-cell>
          <table:table-cell table:style-name="taxable_event_note_default" office:value-type="string">
            <text:p>04/11/2020</text:p>
          </table:table-cell>
          <table:table-cell table:style-name="taxable_event_note_fiat" office:value="2300.0" office:value-type="float"/>
          <table:table-cell table:style-name="acquired_lot_note_fiat" office:value="14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900.0" office:value-type="float"/>
          <table:table-cell table:style-name="taxable_event_note_default" office:value-type="string">
            <text:p>OUT / GIFT</text:p>
          </table:table-cell>
          <table:table-cell table:style-name="acquired_lot_note_default" office:value-type="string">
            <text:p>2/2: 0.10000000 of 2.00000000 B2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2: 0.10000000 of 3.00000000 B2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0-04-11 07:10:00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2.9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2/01/2015</text:p>
          </table:table-cell>
          <table:table-cell table:style-name="taxable_event_note_default" office:value-type="string">
            <text:p>04/11/2020</text:p>
          </table:table-cell>
          <table:table-cell table:style-name="taxable_event_note_fiat" office:value="66700.0" office:value-type="float"/>
          <table:table-cell table:style-name="acquired_lot_note_fiat" office:value="319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34800.0" office:value-type="float"/>
          <table:table-cell table:style-name="taxable_event_note_default" office:value-type="string">
            <text:p>OUT / GIFT</text:p>
          </table:table-cell>
          <table:table-cell table:style-name="acquired_lot_note_default" office:value-type="string">
            <text:p>1/2: 2.90000000 of 3.00000000 B2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2/2: 2.90000000 of 3.00000000 B2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0-04-11 07:10:00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2.1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5/01/2018</text:p>
          </table:table-cell>
          <table:table-cell table:style-name="taxable_event_note_default" office:value-type="string">
            <text:p>04/11/2021</text:p>
          </table:table-cell>
          <table:table-cell table:style-name="taxable_event_note_fiat" office:value="48300.0" office:value-type="float"/>
          <table:table-cell table:style-name="acquired_lot_note_fiat" office:value="252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3100.0" office:value-type="float"/>
          <table:table-cell table:style-name="taxable_event_note_default" office:value-type="string">
            <text:p>OUT / GIFT</text:p>
          </table:table-cell>
          <table:table-cell table:style-name="acquired_lot_note_default" office:value-type="string">
            <text:p>3/3: 2.10000000 of 5.00000000 B2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2: 2.10000000 of 3.00000000 B2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1-04-11 07:10:00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0.9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3/01/2018</text:p>
          </table:table-cell>
          <table:table-cell table:style-name="taxable_event_note_default" office:value-type="string">
            <text:p>04/11/2021</text:p>
          </table:table-cell>
          <table:table-cell table:style-name="taxable_event_note_fiat" office:value="20700.0" office:value-type="float"/>
          <table:table-cell table:style-name="acquired_lot_note_fiat" office:value="135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7200.0" office:value-type="float"/>
          <table:table-cell table:style-name="taxable_event_note_default" office:value-type="string">
            <text:p>OUT / GIFT</text:p>
          </table:table-cell>
          <table:table-cell table:style-name="acquired_lot_note_default" office:value-type="string">
            <text:p>1/2: 0.90000000 of 4.00000000 B2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2/2: 0.90000000 of 3.00000000 B2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1-04-11 07:10:00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1.1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3/01/2016</text:p>
          </table:table-cell>
          <table:table-cell table:style-name="taxable_event_note_default" office:value-type="string">
            <text:p>04/11/2022</text:p>
          </table:table-cell>
          <table:table-cell table:style-name="taxable_event_note_fiat" office:value="25300.0" office:value-type="float"/>
          <table:table-cell table:style-name="acquired_lot_note_fiat" office:value="165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8800.0" office:value-type="float"/>
          <table:table-cell table:style-name="taxable_event_note_default" office:value-type="string">
            <text:p>OUT / GIFT</text:p>
          </table:table-cell>
          <table:table-cell table:style-name="acquired_lot_note_default" office:value-type="string">
            <text:p>3/3: 1.10000000 of 4.00000000 B2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2: 1.10000000 of 3.00000000 B2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2-04-11 07:10:00+00:00</text:p>
          </table:table-cell>
          <table:table-cell table:style-name="ce341"/>
          <table:table-cell table:style-name="ce180"/>
          <table:table-cell table:style-name="ce193"/>
          <table:table-cell table:style-name="ce193"/>
          <table:table-cell table:style-name="ce193"/>
          <table:table-cell table:style-name="ce180"/>
          <table:table-cell table:style-name="ce193"/>
          <table:table-cell table:style-name="ce180"/>
          <table:table-cell/>
        </table:table-row>
        <table:table-row table:style-name="ro2">
          <table:table-cell table:style-name="transparent_crypto" office:value="1.9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3/01/2017</text:p>
          </table:table-cell>
          <table:table-cell table:style-name="taxable_event_note_default" office:value-type="string">
            <text:p>04/11/2022</text:p>
          </table:table-cell>
          <table:table-cell table:style-name="taxable_event_note_fiat" office:value="43700.0" office:value-type="float"/>
          <table:table-cell table:style-name="acquired_lot_note_fiat" office:value="28500.0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15200.0" office:value-type="float"/>
          <table:table-cell table:style-name="taxable_event_note_default" office:value-type="string">
            <text:p>OUT / GIFT</text:p>
          </table:table-cell>
          <table:table-cell office:value-type="string" table:style-name="acquired_lot_note_default">
            <text:p>1/2: 1.90000000 of 4.00000000 B2</text:p>
          </table:table-cell>
          <table:table-cell office:value-type="string" table:style-name="acquired_lot_note_default">
            <text:p/>
          </table:table-cell>
          <table:table-cell office:value-type="string" table:style-name="taxable_event_note_default">
            <text:p>2/2: 1.90000000 of 3.00000000 B2</text:p>
          </table:table-cell>
          <table:table-cell office:value-type="string" table:style-name="taxable_event_note_default">
            <text:p/>
          </table:table-cell>
          <table:table-cell office:value-type="string" table:style-name="taxable_event_note_default">
            <text:p>LONG</text:p>
          </table:table-cell>
          <table:table-cell office:value-type="string" table:style-name="taxable_event_note_default">
            <text:p>2022-04-11 07:10:00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1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2/01/2016</text:p>
          </table:table-cell>
          <table:table-cell table:style-name="taxable_event_note_default" office:value-type="string">
            <text:p>04/11/2023</text:p>
          </table:table-cell>
          <table:table-cell table:style-name="taxable_event_note_fiat" office:value="2300.0" office:value-type="float"/>
          <table:table-cell table:style-name="acquired_lot_note_fiat" office:value="1100.0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1200.0" office:value-type="float"/>
          <table:table-cell table:style-name="taxable_event_note_default" office:value-type="string">
            <text:p>OUT / GIFT</text:p>
          </table:table-cell>
          <table:table-cell office:value-type="string" table:style-name="acquired_lot_note_default">
            <text:p>3/3: 0.10000000 of 3.00000000 B2</text:p>
          </table:table-cell>
          <table:table-cell office:value-type="string" table:style-name="acquired_lot_note_default">
            <text:p/>
          </table:table-cell>
          <table:table-cell office:value-type="string" table:style-name="taxable_event_note_default">
            <text:p>1/2: 0.10000000 of 3.00000000 B2</text:p>
          </table:table-cell>
          <table:table-cell office:value-type="string" table:style-name="taxable_event_note_default">
            <text:p/>
          </table:table-cell>
          <table:table-cell office:value-type="string" table:style-name="taxable_event_note_default">
            <text:p>LONG</text:p>
          </table:table-cell>
          <table:table-cell office:value-type="string" table:style-name="taxable_event_note_default">
            <text:p>2023-04-11 07:10:00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2.9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5/01/2016</text:p>
          </table:table-cell>
          <table:table-cell table:style-name="taxable_event_note_default" office:value-type="string">
            <text:p>04/11/2023</text:p>
          </table:table-cell>
          <table:table-cell table:style-name="taxable_event_note_fiat" office:value="66700.0" office:value-type="float"/>
          <table:table-cell table:style-name="acquired_lot_note_fiat" office:value="34800.0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31900.0" office:value-type="float"/>
          <table:table-cell table:style-name="taxable_event_note_default" office:value-type="string">
            <text:p>OUT / GIFT</text:p>
          </table:table-cell>
          <table:table-cell office:value-type="string" table:style-name="acquired_lot_note_default">
            <text:p>2/3: 2.90000000 of 5.00000000 B2</text:p>
          </table:table-cell>
          <table:table-cell office:value-type="string" table:style-name="acquired_lot_note_default">
            <text:p/>
          </table:table-cell>
          <table:table-cell office:value-type="string" table:style-name="taxable_event_note_default">
            <text:p>2/2: 2.90000000 of 3.00000000 B2</text:p>
          </table:table-cell>
          <table:table-cell office:value-type="string" table:style-name="taxable_event_note_default">
            <text:p/>
          </table:table-cell>
          <table:table-cell office:value-type="string" table:style-name="taxable_event_note_default">
            <text:p>LONG</text:p>
          </table:table-cell>
          <table:table-cell office:value-type="string" table:style-name="taxable_event_note_default">
            <text:p>2023-04-11 07:10:00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1" office:value-type="float"/>
          <table:table-cell table:style-name="transparent_default" office:value-type="string">
            <text:p>B3</text:p>
          </table:table-cell>
          <table:table-cell table:style-name="acquired_lot_note_default" office:value-type="string">
            <text:p>02/01/2020</text:p>
          </table:table-cell>
          <table:table-cell table:style-name="taxable_event_note_default" office:value-type="string">
            <text:p>04/11/2020</text:p>
          </table:table-cell>
          <table:table-cell table:style-name="taxable_event_note_fiat" office:value="2300.0" office:value-type="float"/>
          <table:table-cell table:style-name="acquired_lot_note_fiat" office:value="1400.0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900.0" office:value-type="float"/>
          <table:table-cell table:style-name="taxable_event_note_default" office:value-type="string">
            <text:p>OUT / GIFT</text:p>
          </table:table-cell>
          <table:table-cell office:value-type="string" table:style-name="acquired_lot_note_default">
            <text:p>2/2: 0.10000000 of 2.00000000 B3</text:p>
          </table:table-cell>
          <table:table-cell office:value-type="string" table:style-name="acquired_lot_note_default">
            <text:p/>
          </table:table-cell>
          <table:table-cell office:value-type="string" table:style-name="taxable_event_note_default">
            <text:p>1/2: 0.10000000 of 3.00000000 B3</text:p>
          </table:table-cell>
          <table:table-cell office:value-type="string" table:style-name="taxable_event_note_default">
            <text:p/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20-04-11 07:10:00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2.9" office:value-type="float"/>
          <table:table-cell table:style-name="transparent_default" office:value-type="string">
            <text:p>B3</text:p>
          </table:table-cell>
          <table:table-cell table:style-name="acquired_lot_note_default" office:value-type="string">
            <text:p>02/01/2020</text:p>
          </table:table-cell>
          <table:table-cell table:style-name="taxable_event_note_default" office:value-type="string">
            <text:p>04/11/2020</text:p>
          </table:table-cell>
          <table:table-cell table:style-name="taxable_event_note_fiat" office:value="66700.0" office:value-type="float"/>
          <table:table-cell table:style-name="acquired_lot_note_fiat" office:value="31900.0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34800.0" office:value-type="float"/>
          <table:table-cell table:style-name="taxable_event_note_default" office:value-type="string">
            <text:p>OUT / GIFT</text:p>
          </table:table-cell>
          <table:table-cell table:style-name="acquired_lot_note_default" office:value-type="string">
            <text:p>1/2: 2.90000000 of 3.00000000 B3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2/2: 2.90000000 of 3.00000000 B3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4-11 07:10:00+00:00</text:p>
          </table:table-cell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3</text:p>
          </table:table-cell>
          <table:table-cell table:style-name="acquired_lot_note_default" office:value-type="string">
            <text:p>03/01/2021</text:p>
          </table:table-cell>
          <table:table-cell table:style-name="taxable_event_note_default" office:value-type="string">
            <text:p>04/11/2021</text:p>
          </table:table-cell>
          <table:table-cell table:style-name="taxable_event_note_fiat" office:value="69000.0" office:value-type="float"/>
          <table:table-cell table:style-name="acquired_lot_note_fiat" office:value="45000.0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24000.0" office:value-type="float"/>
          <table:table-cell table:style-name="taxable_event_note_default" office:value-type="string">
            <text:p>OUT / GIFT</text:p>
          </table:table-cell>
          <table:table-cell table:style-name="acquired_lot_note_default" office:value-type="string">
            <text:p>1/2: 3.00000000 of 4.00000000 B3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3.00000000 of 3.00000000 B3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1-04-11 07:10:00+00:00</text:p>
          </table:table-cell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3</text:p>
          </table:table-cell>
          <table:table-cell table:style-name="acquired_lot_note_default" office:value-type="string">
            <text:p>03/01/2022</text:p>
          </table:table-cell>
          <table:table-cell table:style-name="taxable_event_note_default" office:value-type="string">
            <text:p>04/11/2022</text:p>
          </table:table-cell>
          <table:table-cell table:style-name="taxable_event_note_fiat" office:value="69000.0" office:value-type="float"/>
          <table:table-cell table:style-name="acquired_lot_note_fiat" office:value="45000.0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24000.0" office:value-type="float"/>
          <table:table-cell table:style-name="taxable_event_note_default" office:value-type="string">
            <text:p>OUT / GIFT</text:p>
          </table:table-cell>
          <table:table-cell table:style-name="acquired_lot_note_default" office:value-type="string">
            <text:p>1/2: 3.00000000 of 4.00000000 B3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3.00000000 of 3.00000000 B3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2-04-11 07:10:00+00:00</text:p>
          </table:table-cell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4" office:value-type="float"/>
          <table:table-cell table:style-name="transparent_default" office:value-type="string">
            <text:p>B3</text:p>
          </table:table-cell>
          <table:table-cell table:style-name="acquired_lot_note_default" office:value-type="string">
            <text:p>02/01/2023</text:p>
          </table:table-cell>
          <table:table-cell table:style-name="taxable_event_note_default" office:value-type="string">
            <text:p>04/11/2023</text:p>
          </table:table-cell>
          <table:table-cell table:style-name="taxable_event_note_fiat" office:value="9200.0" office:value-type="float"/>
          <table:table-cell table:style-name="acquired_lot_note_fiat" office:value="5600.0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3600.0" office:value-type="float"/>
          <table:table-cell table:style-name="taxable_event_note_default" office:value-type="string">
            <text:p>OUT / GIFT</text:p>
          </table:table-cell>
          <table:table-cell table:style-name="acquired_lot_note_default" office:value-type="string">
            <text:p>2/2: 0.40000000 of 2.00000000 B3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2: 0.40000000 of 3.00000000 B3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3-04-11 07:10:00+00:00</text:p>
          </table:table-cell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2.6" office:value-type="float"/>
          <table:table-cell table:style-name="transparent_default" office:value-type="string">
            <text:p>B3</text:p>
          </table:table-cell>
          <table:table-cell table:style-name="acquired_lot_note_default" office:value-type="string">
            <text:p>02/01/2023</text:p>
          </table:table-cell>
          <table:table-cell table:style-name="taxable_event_note_default" office:value-type="string">
            <text:p>04/11/2023</text:p>
          </table:table-cell>
          <table:table-cell table:style-name="taxable_event_note_fiat" office:value="59800.0" office:value-type="float"/>
          <table:table-cell table:style-name="acquired_lot_note_fiat" office:value="28600.0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31200.0" office:value-type="float"/>
          <table:table-cell table:style-name="taxable_event_note_default" office:value-type="string">
            <text:p>OUT / GIFT</text:p>
          </table:table-cell>
          <table:table-cell table:style-name="acquired_lot_note_default" office:value-type="string">
            <text:p>1/2: 2.60000000 of 3.00000000 B3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2/2: 2.60000000 of 3.00000000 B3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3-04-11 07:10:00+00:00</text:p>
          </table:table-cell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217"/>
          <table:table-cell table:style-name="ce217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5"/>
          <table:table-cell table:style-name="ce175"/>
          <table:table-cell table:style-name="ce189"/>
          <table:table-cell table:style-name="ce175"/>
          <table:table-cell table:style-name="ce189"/>
          <table:table-cell table:style-name="ce189"/>
          <table:table-cell table:style-name="ce210"/>
          <table:table-cell table:style-name="ce210"/>
          <table:table-cell table:style-name="ce189"/>
          <table:table-cell table:style-name="ce234"/>
          <table:table-cell table:style-name="ce246"/>
          <table:table-cell table:style-name="ce246"/>
          <table:table-cell table:style-name="ce234"/>
          <table:table-cell table:style-name="ce234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6"/>
          <table:table-cell table:style-name="ce176"/>
          <table:table-cell table:style-name="ce177"/>
          <table:table-cell table:style-name="ce176"/>
          <table:table-cell table:style-name="ce211"/>
          <table:table-cell table:style-name="ce216"/>
          <table:table-cell table:style-name="ce210"/>
          <table:table-cell table:style-name="ce223"/>
          <table:table-cell table:style-name="ce177"/>
          <table:table-cell table:style-name="ce216"/>
          <table:table-cell table:style-name="ce246"/>
          <table:table-cell table:style-name="ce246"/>
          <table:table-cell table:style-name="ce216"/>
          <table:table-cell table:style-name="ce216"/>
          <table:table-cell table:style-name="ce312"/>
          <table:table-cell table:style-name="ce312"/>
          <table:table-cell table:style-name="ce312"/>
          <table:table-cell table:style-name="ce312"/>
          <table:table-cell table:style-name="ce340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7"/>
          <table:table-cell table:style-name="ce177"/>
          <table:table-cell table:style-name="ce177"/>
          <table:table-cell table:style-name="ce177"/>
          <table:table-cell table:style-name="ce211"/>
          <table:table-cell table:style-name="ce211"/>
          <table:table-cell table:style-name="ce211"/>
          <table:table-cell table:style-name="ce211"/>
          <table:table-cell table:style-name="ce211"/>
          <table:table-cell table:style-name="ce211"/>
          <table:table-cell table:style-name="ce246"/>
          <table:table-cell table:style-name="ce246"/>
          <table:table-cell table:style-name="ce211"/>
          <table:table-cell table:style-name="ce211"/>
          <table:table-cell table:style-name="ce312"/>
          <table:table-cell table:style-name="ce312"/>
          <table:table-cell table:style-name="ce312"/>
          <table:table-cell table:style-name="ce312"/>
          <table:table-cell table:style-name="ce340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8"/>
          <table:table-cell table:style-name="ce182"/>
          <table:table-cell table:style-name="ce190"/>
          <table:table-cell table:style-name="ce200"/>
          <table:table-cell table:style-name="ce212"/>
          <table:table-cell table:style-name="ce209"/>
          <table:table-cell table:style-name="ce217"/>
          <table:table-cell table:style-name="ce217"/>
          <table:table-cell table:style-name="ce225"/>
          <table:table-cell table:style-name="ce235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8"/>
          <table:table-cell table:style-name="ce183"/>
          <table:table-cell table:style-name="ce190"/>
          <table:table-cell table:style-name="ce201"/>
          <table:table-cell table:style-name="ce212"/>
          <table:table-cell table:style-name="ce212"/>
          <table:table-cell table:style-name="ce217"/>
          <table:table-cell table:style-name="ce217"/>
          <table:table-cell table:style-name="ce226"/>
          <table:table-cell table:style-name="ce237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8"/>
          <table:table-cell table:style-name="ce182"/>
          <table:table-cell table:style-name="ce190"/>
          <table:table-cell table:style-name="ce200"/>
          <table:table-cell table:style-name="ce212"/>
          <table:table-cell table:style-name="ce209"/>
          <table:table-cell table:style-name="ce217"/>
          <table:table-cell table:style-name="ce217"/>
          <table:table-cell table:style-name="ce225"/>
          <table:table-cell table:style-name="ce235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</table:table-row>
        <table:table-row table:style-name="ro2">
          <table:table-cell table:style-name="ce178"/>
          <table:table-cell table:style-name="ce183"/>
          <table:table-cell table:style-name="ce191"/>
          <table:table-cell table:style-name="ce202"/>
          <table:table-cell table:style-name="ce212"/>
          <table:table-cell table:style-name="ce212"/>
          <table:table-cell table:style-name="ce217"/>
          <table:table-cell table:style-name="ce217"/>
          <table:table-cell table:style-name="ce226"/>
          <table:table-cell table:style-name="ce235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</table:table-row>
        <table:table-row table:style-name="ro2">
          <table:table-cell table:style-name="ce179"/>
          <table:table-cell table:style-name="ce184"/>
          <table:table-cell table:style-name="ce192"/>
          <table:table-cell table:style-name="ce203"/>
          <table:table-cell table:style-name="ce213"/>
          <table:table-cell table:style-name="ce213"/>
          <table:table-cell/>
          <table:table-cell/>
          <table:table-cell table:style-name="ce227"/>
          <table:table-cell table:style-name="ce238"/>
          <table:table-cell table:style-name="ce248"/>
          <table:table-cell table:style-name="ce248"/>
          <table:table-cell table:style-name="ce278"/>
          <table:table-cell table:style-name="ce278"/>
          <table:table-cell table:style-name="ce184"/>
          <table:table-cell table:style-name="ce339"/>
          <table:table-cell table:style-name="ce342"/>
          <table:table-cell table:style-name="ce180"/>
          <table:table-cell table:style-name="ce343"/>
          <table:table-cell table:style-name="ce346"/>
          <table:table-cell table:style-name="ce346"/>
          <table:table-cell table:style-name="ce180"/>
          <table:table-cell table:style-name="ce346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/>
          <table:table-cell/>
          <table:table-cell table:style-name="ce225"/>
          <table:table-cell table:style-name="ce235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/>
          <table:table-cell/>
          <table:table-cell table:style-name="ce225"/>
          <table:table-cell table:style-name="ce235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/>
          <table:table-cell/>
          <table:table-cell table:style-name="ce225"/>
          <table:table-cell table:style-name="ce235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/>
          <table:table-cell/>
          <table:table-cell table:style-name="ce225"/>
          <table:table-cell table:style-name="ce235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193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3"/>
          <table:table-cell table:style-name="ce193"/>
          <table:table-cell table:style-name="ce193"/>
          <table:table-cell table:style-name="ce180"/>
          <table:table-cell table:style-name="ce193"/>
          <table:table-cell table:style-name="ce180"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19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named-expressions/>
      <text:variable-decls/>
      <text:user-field-decl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8" number:min-decimal-places="8" number:min-integer-digits="1"/>
    </number:number-style>
    <number:percentage-style style:name="N123" number:title="User-defined">
      <number:number number:decimal-places="3" number:min-decimal-places="3" number:min-integer-digits="1"/>
      <number:text>%</number:text>
    </number:percentage-style>
    <number:currency-style style:name="N125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25P0"/>
    </number:currency-style>
    <number:currency-style style:name="N127P0" style:volatile="true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number number:decimal-places="5" number:min-decimal-places="5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5" number:min-decimal-places="5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US">$</number:currency-symbol>
      <number:number number:decimal-places="6" number:min-decimal-places="6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6" number:min-decimal-places="6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en" number:country="US">$</number:currency-symbol>
      <number:number number:decimal-places="7" number:min-decimal-places="7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7" number:min-decimal-places="7" number:min-integer-digits="1" number:grouping="true"/>
      <style:map style:condition="value()&gt;=0" style:apply-style-name="N133P0"/>
    </number:currency-style>
    <number:currency-style style:name="N135P0" style:volatile="true">
      <number:currency-symbol number:language="en" number:country="US">$</number:currency-symbol>
      <number:number number:decimal-places="8" number:min-decimal-places="8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8" number:min-decimal-places="8" number:min-integer-digits="1" number:grouping="true"/>
      <style:map style:condition="value()&gt;=0" style:apply-style-name="N13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fiat" style:display-name="transparent_fiat" style:family="table-cell" style:parent-style-name="RP2" style:data-style-name="N104">
      <style:table-cell-properties fo:background-color="#ffffff"/>
    </style:style>
    <style:style style:name="transparent_5f_crypto" style:display-name="transparent_crypto" style:family="table-cell" style:parent-style-name="RP2" style:data-style-name="N122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23">
      <style:table-cell-properties fo:background-color="#ffffff"/>
    </style:style>
    <style:style style:name="taxable_5f_event_5f_fiat" style:display-name="taxable_event_fiat" style:family="table-cell" style:parent-style-name="RP2" style:data-style-name="N104">
      <style:table-cell-properties fo:background-color="#729fcf"/>
    </style:style>
    <style:style style:name="taxable_5f_event_5f_crypto" style:display-name="taxable_event_crypto" style:family="table-cell" style:parent-style-name="RP2" style:data-style-name="N122">
      <style:table-cell-properties fo:background-color="#729fcf"/>
    </style:style>
    <style:style style:name="taxable_5f_event_5f_percent" style:display-name="taxable_event_percent" style:family="table-cell" style:parent-style-name="RP2" style:data-style-name="N123">
      <style:table-cell-properties fo:background-color="#729fcf"/>
    </style:style>
    <style:style style:name="acquired_5f_lot_5f_alt_5f_crypto" style:display-name="acquired_lot_alt_crypto" style:family="table-cell" style:parent-style-name="RP2" style:data-style-name="N122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22">
      <style:table-cell-properties fo:background-color="#a0c7f9"/>
    </style:style>
    <style:style style:name="taxable_5f_event_5f_alt_5f_fiat" style:display-name="taxable_event_alt_fiat" style:family="table-cell" style:parent-style-name="RP2" style:data-style-name="N104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23">
      <style:table-cell-properties fo:background-color="#a0c7f9"/>
    </style:style>
    <style:style style:name="acquired_5f_lot_5f_default" style:display-name="acquired_lot_default" style:family="table-cell" style:parent-style-name="RP2">
      <style:table-cell-properties fo:background-color="#bf819e"/>
    </style:style>
    <style:style style:name="acquired_5f_lot_5f_fiat" style:display-name="acquired_lot_fiat" style:family="table-cell" style:parent-style-name="RP2" style:data-style-name="N104">
      <style:table-cell-properties fo:background-color="#bf819e"/>
    </style:style>
    <style:style style:name="acquired_5f_lot_5f_crypto" style:display-name="acquired_lot_crypto" style:family="table-cell" style:parent-style-name="RP2" style:data-style-name="N122">
      <style:table-cell-properties fo:background-color="#bf819e"/>
    </style:style>
    <style:style style:name="acquired_5f_lot_5f_percent" style:display-name="acquired_lot_percent" style:family="table-cell" style:parent-style-name="RP2" style:data-style-name="N123">
      <style:table-cell-properties fo:background-color="#bf819e"/>
    </style:style>
    <style:style style:name="acquired_5f_lot_5f_alt_5f_default" style:display-name="acquired_lot_alt_default" style:family="table-cell" style:parent-style-name="RP2">
      <style:table-cell-properties fo:background-color="#e0a8bd"/>
    </style:style>
    <style:style style:name="acquired_5f_lot_5f_alt_5f_fiat" style:display-name="acquired_lot_alt_fiat" style:family="table-cell" style:parent-style-name="RP2" style:data-style-name="N104">
      <style:table-cell-properties fo:background-color="#e0a8bd"/>
    </style:style>
    <style:style style:name="acquired_5f_lot_5f_alt_5f_percent" style:display-name="acquired_lot_alt_percent" style:family="table-cell" style:parent-style-name="RP2" style:data-style-name="N123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fiat" style:display-name="highlighted_fiat" style:family="table-cell" style:parent-style-name="RP2" style:data-style-name="N104">
      <style:table-cell-properties fo:background-color="#ffde59"/>
    </style:style>
    <style:style style:name="highlighted_5f_crypto" style:display-name="highlighted_crypto" style:family="table-cell" style:parent-style-name="RP2" style:data-style-name="N122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acquired_5f_lot_5f_note_5f_default" style:display-name="acquired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22">
      <style:table-cell-properties fo:background-color="#ffffff"/>
      <style:text-properties fo:font-weight="bold"/>
    </style:style>
    <style:style style:name="bold_5f_fiat" style:display-name="bold_fiat" style:family="table-cell" style:parent-style-name="RP2" style:data-style-name="N104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fiat" style:display-name="transparent_border_fiat" style:family="table-cell" style:parent-style-name="transparent_5f_fia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fiat" style:display-name="taxable_event_border_fiat" style:family="table-cell" style:parent-style-name="taxable_5f_even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fiat" style:display-name="taxable_event_alt_border_fiat" style:family="table-cell" style:parent-style-name="taxable_5f_event_5f_al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default" style:display-name="acquired_lot_border_default" style:family="table-cell" style:parent-style-name="acquired_5f_lo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fiat" style:display-name="acquired_lot_border_fiat" style:family="table-cell" style:parent-style-name="acquired_5f_lo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crypto" style:display-name="acquired_lot_border_crypto" style:family="table-cell" style:parent-style-name="acquired_5f_lo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percent" style:display-name="acquired_lot_border_percent" style:family="table-cell" style:parent-style-name="acquired_5f_lo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default" style:display-name="acquired_lot_alt_border_default" style:family="table-cell" style:parent-style-name="acquired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fiat" style:display-name="acquired_lot_alt_border_fiat" style:family="table-cell" style:parent-style-name="acquired_5f_lot_5f_al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crypto" style:display-name="acquired_lot_alt_border_crypto" style:family="table-cell" style:parent-style-name="acquired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percent" style:display-name="acquired_lot_alt_border_percent" style:family="table-cell" style:parent-style-name="acquired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fiat" style:display-name="highlighted_border_fiat" style:family="table-cell" style:parent-style-name="highlighted_5f_fia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default" style:display-name="acquired_lot_note_border_default" style:family="table-cell" style:parent-style-name="acquired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fiat" style:display-name="bold_border_fiat" style:family="table-cell" style:parent-style-name="bold_5f_fiat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fiat" style:display-name="taxable_event_note_fiat" style:family="table-cell" style:parent-style-name="RP2" style:data-style-name="N104">
      <style:table-cell-properties fo:background-color="#ffffff" style:diagonal-bl-tr="none" style:diagonal-tl-br="none"/>
      <style:text-properties fo:color="#2a6099" fo:font-weight="bold"/>
    </style:style>
    <style:style style:name="acquired_5f_lot_5f_note_5f_fiat" style:display-name="acquired_lot_note_fiat" style:family="table-cell" style:parent-style-name="RP2" style:data-style-name="N104">
      <style:table-cell-properties fo:background-color="#ffffff"/>
      <style:text-properties fo:color="#800080" fo:font-weight="bold"/>
    </style:style>
    <style:style style:name="taxable_5f_event_5f_note_5f_border_5f_fiat" style:display-name="taxable_event_note_border_fiat" style:family="table-cell" style:parent-style-name="taxable_5f_event_5f_note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fiat" style:display-name="acquired_lot_note_border_fiat" style:family="table-cell" style:parent-style-name="acquired_5f_lot_5f_note_5f_fiat">
      <style:table-cell-properties fo:border-bottom="none" style:diagonal-bl-tr="none" style:diagonal-tl-br="none" fo:border-left="none" fo:border-right="none" fo:border-top="0.06pt fine-dashed #000000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11">00/00/0000</text:date>, <text:time style:data-style-name="N2" text:time-value="15:14:00.54633876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3-02T09:23:19.060309940</meta:creation-date>
    <dc:date>2022-08-29T08:36:51.104249</dc:date>
    <meta:editing-duration>P1DT10H59M15S</meta:editing-duration>
    <meta:editing-cycles>116</meta:editing-cycles>
    <meta:generator>http://pypi.python.org/pypi/ezodf/0.1.0$Python3.10.2 (main, Feb  2 2022, 05:51:25) [Clang 13.0.0 (clang-1300.0.29.3)]</meta:generator>
    <meta:document-statistic meta:table-count="13" meta:cell-count="369" meta:object-count="0"/>
  </office:meta>
</office:document-meta>
</file>